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2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svg:stroke-width="0.05cm" svg:stroke-color="#cccccc" draw:marker-start-width="0.28cm" draw:marker-end-width="0.28cm" draw:fill="solid" draw:fill-color="#00ff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svg:stroke-width="0.05cm" svg:stroke-color="#cccccc" draw:marker-start-width="0.28cm" draw:marker-end-width="0.28cm" draw:fill="solid" draw:fill-color="#ffff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cm" svg:stroke-color="#cccccc" draw:marker-start-width="0.21cm" draw:marker-end-width="0.21cm" draw:fill="solid" draw:fill-color="#0000ff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16" style:family="graphic" style:parent-style-name="standard">
      <style:graphic-properties draw:fill-color="#808080" draw:textarea-horizontal-align="center" draw:textarea-vertical-align="middle" loext:decorative="false"/>
    </style:style>
    <style:style style:name="gr17" style:family="graphic" style:parent-style-name="standard">
      <style:graphic-properties draw:fill-color="#ffffff" draw:textarea-horizontal-align="center" draw:textarea-vertical-align="middle" loext:decorative="false"/>
    </style:style>
    <style:style style:name="gr18" style:family="graphic" style:parent-style-name="standard">
      <style:graphic-properties draw:fill-color="#c0c0c0" draw:textarea-horizontal-align="center" draw:textarea-vertical-align="middle" loext:decorative="false"/>
    </style:style>
    <style:style style:name="gr19" style:family="graphic" style:parent-style-name="standard">
      <style:graphic-properties svg:stroke-width="0.03cm" draw:marker-start-width="0.35cm" draw:marker-end-width="0.35cm" draw:fill="solid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20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21" style:family="graphic" style:parent-style-name="standard">
      <style:graphic-properties svg:stroke-width="0.03cm" draw:marker-start-width="0.35cm" draw:marker-end-width="0.35cm" draw:fill="solid" draw:fill-color="#ffe6e6" draw:textarea-horizontal-align="center" draw:textarea-vertical-align="middle" fo:padding-top="0.14cm" fo:padding-bottom="0.14cm" fo:padding-left="0.265cm" fo:padding-right="0.265cm" loext:decorative="false"/>
    </style:style>
    <style:style style:name="gr22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23" style:family="graphic" style:parent-style-name="standard">
      <style:graphic-properties svg:stroke-width="0.05cm" svg:stroke-color="#cccccc" draw:marker-start-width="0.28cm" draw:marker-end-width="0.28cm" draw:fill="solid" draw:fill-color="#ff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loext:decorative="false"/>
    </style:style>
    <style:style style:name="gr25" style:family="graphic" style:parent-style-name="standard">
      <style:graphic-properties svg:stroke-width="0.05cm" svg:stroke-color="#cccccc" draw:marker-start-width="0.08cm" draw:marker-end-width="0.08cm" draw:fill="solid" draw:fill-color="#ff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.05cm" svg:stroke-color="#cccccc" draw:marker-start-width="0.08cm" draw:marker-end-width="0.08cm" draw:fill="solid" draw:fill-color="#00ff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7" style:family="graphic" style:parent-style-name="standard">
      <style:graphic-properties svg:stroke-width="0.05cm" svg:stroke-color="#cccccc" draw:marker-start-width="0.08cm" draw:marker-end-width="0.08cm" draw:fill="solid" draw:fill-color="#ffff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P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cfe7f5"/>
      <style:paragraph-properties fo:text-align="center"/>
    </style:style>
    <style:style style:name="P9" style:family="paragraph">
      <loext:graphic-properties draw:fill="solid" draw:fill-color="#0000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c0c0c0"/>
      <style:paragraph-properties fo:text-align="center"/>
    </style:style>
    <style:style style:name="P14" style:family="paragraph">
      <loext:graphic-properties draw:fill-color="#e6e6ff"/>
      <style:paragraph-properties fo:text-align="center"/>
    </style:style>
    <style:style style:name="P15" style:family="paragraph">
      <loext:graphic-properties draw:fill="solid" draw:fill-color="#ffe6e6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4cm" svg:height="1cm" svg:x="1.5cm" svg:y="1.1cm">
          <draw:text-box>
            <text:p><text:span text:style-name="T1">M12: Verdrahtung</text:span></text:p>
          </draw:text-box>
        </draw:frame>
        <draw:polygon draw:style-name="gr2" draw:text-style-name="P2" draw:layer="layout" svg:width="0.199cm" svg:height="5.001cm" svg:x="1cm" svg:y="3.998cm" svg:viewBox="0 0 200 5002" draw:points="0,0 200,0 200,5002 0,5002">
          <text:p/>
        </draw:polygon>
        <draw:polygon draw:style-name="gr2" draw:text-style-name="P2" draw:layer="layout" svg:width="0.199cm" svg:height="4.997cm" svg:x="20.8cm" svg:y="4cm" svg:viewBox="0 0 200 4998" draw:points="0,0 200,0 200,4998 0,4998">
          <text:p/>
        </draw:polygon>
        <draw:line draw:style-name="gr3" draw:text-style-name="P2" draw:layer="layout" svg:x1="1cm" svg:y1="3.298cm" svg:x2="1cm" svg:y2="4.198cm">
          <text:p/>
        </draw:line>
        <draw:polygon draw:style-name="gr2" draw:text-style-name="P2" draw:layer="layout" svg:width="0.199cm" svg:height="4.598cm" svg:x="5.9cm" svg:y="4.199cm" svg:viewBox="0 0 200 4599" draw:points="0,0 200,0 200,4599 0,4599">
          <text:p/>
        </draw:polygon>
        <draw:polygon draw:style-name="gr2" draw:text-style-name="P2" draw:layer="layout" svg:width="19.599cm" svg:height="0.199cm" svg:x="1.2cm" svg:y="4cm" svg:viewBox="0 0 19600 200" draw:points="0,0 19600,0 19600,200 0,200">
          <text:p/>
        </draw:polygon>
        <draw:polygon draw:style-name="gr2" draw:text-style-name="P2" draw:layer="layout" svg:width="19.599cm" svg:height="0.199cm" svg:x="1.2cm" svg:y="8.8cm" svg:viewBox="0 0 19600 200" draw:points="0,0 19600,0 19600,200 0,200">
          <text:p/>
        </draw:polygon>
        <draw:line draw:style-name="gr4" draw:text-style-name="P2" draw:layer="layout" svg:x1="1cm" svg:y1="3.398cm" svg:x2="1.8cm" svg:y2="3.398cm">
          <text:p/>
        </draw:line>
        <draw:polygon draw:style-name="gr2" draw:text-style-name="P2" draw:layer="layout" svg:width="0.199cm" svg:height="4.598cm" svg:x="10.9cm" svg:y="4.2cm" svg:viewBox="0 0 200 4599" draw:points="0,0 200,0 200,4599 0,4599">
          <text:p/>
        </draw:polygon>
        <draw:g draw:style-name="gr5">
          <draw:line draw:style-name="gr3" draw:text-style-name="P2" draw:layer="layout" svg:x1="11cm" svg:y1="4.799cm" svg:x2="11cm" svg:y2="5.099cm">
            <text:p/>
          </draw:line>
          <draw:line draw:style-name="gr3" draw:text-style-name="P2" draw:layer="layout" svg:x1="11cm" svg:y1="4.679cm" svg:x2="11cm" svg:y2="4.719cm">
            <text:p/>
          </draw:line>
          <draw:line draw:style-name="gr3" draw:text-style-name="P2" draw:layer="layout" svg:x1="11cm" svg:y1="4.299cm" svg:x2="11cm" svg:y2="4.599cm">
            <text:p/>
          </draw:line>
          <draw:line draw:style-name="gr3" draw:text-style-name="P2" draw:layer="layout" svg:x1="11cm" svg:y1="4.179cm" svg:x2="11cm" svg:y2="4.219cm">
            <text:p/>
          </draw:line>
          <draw:line draw:style-name="gr3" draw:text-style-name="P2" draw:layer="layout" svg:x1="11cm" svg:y1="3.799cm" svg:x2="11cm" svg:y2="4.099cm">
            <text:p/>
          </draw:line>
          <draw:line draw:style-name="gr3" draw:text-style-name="P2" draw:layer="layout" svg:x1="11cm" svg:y1="3.679cm" svg:x2="11cm" svg:y2="3.719cm">
            <text:p/>
          </draw:line>
          <draw:line draw:style-name="gr3" draw:text-style-name="P2" draw:layer="layout" svg:x1="11cm" svg:y1="3.299cm" svg:x2="11cm" svg:y2="3.599cm">
            <text:p/>
          </draw:line>
        </draw:g>
        <draw:line draw:style-name="gr4" draw:text-style-name="P2" draw:layer="layout" svg:x1="11.001cm" svg:y1="3.399cm" svg:x2="9.4cm" svg:y2="3.399cm">
          <text:p/>
        </draw:line>
        <draw:line draw:style-name="gr4" draw:text-style-name="P2" draw:layer="layout" svg:x1="21.001cm" svg:y1="3.4cm" svg:x2="19.1cm" svg:y2="3.398cm">
          <text:p/>
        </draw:line>
        <draw:line draw:style-name="gr3" draw:text-style-name="P2" draw:layer="layout" svg:x1="21cm" svg:y1="3.298cm" svg:x2="21cm" svg:y2="4.198cm">
          <text:p/>
        </draw:line>
        <draw:frame draw:style-name="gr6" draw:text-style-name="P4" draw:layer="layout" svg:width="1.8cm" svg:height="1cm" svg:x="18.7cm" svg:y="2.5cm">
          <draw:text-box>
            <text:p text:style-name="P3">1000</text:p>
          </draw:text-box>
        </draw:frame>
        <draw:frame draw:style-name="gr6" draw:text-style-name="P4" draw:layer="layout" svg:width="1.6cm" svg:height="1cm" svg:x="9cm" svg:y="2.501cm">
          <draw:text-box>
            <text:p text:style-name="P3">500</text:p>
          </draw:text-box>
        </draw:frame>
        <draw:polygon draw:style-name="gr2" draw:text-style-name="P2" draw:layer="layout" svg:width="0.199cm" svg:height="4.598cm" svg:x="15.9cm" svg:y="4.199cm" svg:viewBox="0 0 200 4599" draw:points="0,0 200,0 200,4599 0,4599">
          <text:p/>
        </draw:polygon>
        <draw:g draw:style-name="gr5">
          <draw:line draw:style-name="gr3" draw:text-style-name="P2" draw:layer="layout" svg:x1="16cm" svg:y1="4.798cm" svg:x2="16cm" svg:y2="5.098cm">
            <text:p/>
          </draw:line>
          <draw:line draw:style-name="gr3" draw:text-style-name="P2" draw:layer="layout" svg:x1="16cm" svg:y1="4.678cm" svg:x2="16cm" svg:y2="4.718cm">
            <text:p/>
          </draw:line>
          <draw:line draw:style-name="gr3" draw:text-style-name="P2" draw:layer="layout" svg:x1="16cm" svg:y1="4.298cm" svg:x2="16cm" svg:y2="4.598cm">
            <text:p/>
          </draw:line>
          <draw:line draw:style-name="gr3" draw:text-style-name="P2" draw:layer="layout" svg:x1="16cm" svg:y1="4.178cm" svg:x2="16cm" svg:y2="4.218cm">
            <text:p/>
          </draw:line>
          <draw:line draw:style-name="gr3" draw:text-style-name="P2" draw:layer="layout" svg:x1="16cm" svg:y1="3.798cm" svg:x2="16cm" svg:y2="4.098cm">
            <text:p/>
          </draw:line>
          <draw:line draw:style-name="gr3" draw:text-style-name="P2" draw:layer="layout" svg:x1="16cm" svg:y1="3.678cm" svg:x2="16cm" svg:y2="3.718cm">
            <text:p/>
          </draw:line>
          <draw:line draw:style-name="gr3" draw:text-style-name="P2" draw:layer="layout" svg:x1="16cm" svg:y1="3.298cm" svg:x2="16cm" svg:y2="3.598cm">
            <text:p/>
          </draw:line>
        </draw:g>
        <draw:line draw:style-name="gr4" draw:text-style-name="P2" draw:layer="layout" svg:x1="16.001cm" svg:y1="3.398cm" svg:x2="14.4cm" svg:y2="3.398cm">
          <text:p/>
        </draw:line>
        <draw:frame draw:style-name="gr6" draw:text-style-name="P4" draw:layer="layout" svg:width="1.6cm" svg:height="1cm" svg:x="14cm" svg:y="2.5cm">
          <draw:text-box>
            <text:p text:style-name="P3">750</text:p>
          </draw:text-box>
        </draw:frame>
        <draw:g draw:style-name="gr7">
          <draw:polygon draw:style-name="gr8" draw:text-style-name="P2" draw:layer="layout" svg:width="0.799cm" svg:height="0.799cm" svg:x="6.4cm" svg:y="9cm" svg:viewBox="0 0 800 800" draw:points="0,0 800,0 800,800 0,800">
            <text:p/>
          </draw:polygon>
          <draw:custom-shape draw:style-name="gr9" draw:text-style-name="P5" draw:layer="layout" svg:width="0.134cm" svg:height="0.134cm" svg:x="6.733cm" svg:y="9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133cm" svg:height="0.133cm" svg:x="6.734cm" svg:y="9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6.735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4cm" svg:height="0.134cm" svg:x="6.935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6.936cm" svg:y="9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6.937cm" svg:y="9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6.536cm" svg:y="9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133cm" svg:height="0.133cm" svg:x="6.537cm" svg:y="9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134cm" svg:height="0.134cm" svg:x="6.537cm" svg:y="9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14" draw:text-style-name="P8" draw:layer="layout" svg:width="0.999cm" svg:height="0.499cm" svg:x="1.6cm" svg:y="9cm" svg:viewBox="0 0 1000 500" draw:points="0,0 1000,0 1000,500 0,500">
          <text:p/>
        </draw:polygon>
        <draw:custom-shape draw:style-name="gr15" draw:text-style-name="P9" draw:layer="layout" svg:width="0.2cm" svg:height="0.2cm" svg:x="3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1.1cm" svg:height="0.7cm" svg:x="4.25cm" svg:y="9.9cm">
          <draw:text-box>
            <text:p text:style-name="P3"><text:span text:style-name="T2">W3</text:span></text:p>
          </draw:text-box>
        </draw:frame>
        <draw:line draw:style-name="gr4" draw:text-style-name="P2" draw:layer="layout" svg:x1="4.804cm" svg:y1="11.3cm" svg:x2="3.8cm" svg:y2="11.3cm">
          <text:p/>
        </draw:line>
        <draw:frame draw:style-name="gr6" draw:text-style-name="P4" draw:layer="layout" svg:width="1.103cm" svg:height="0.8cm" svg:x="3.85cm" svg:y="10.5cm">
          <draw:text-box>
            <text:p text:style-name="P3">190</text:p>
          </draw:text-box>
        </draw:frame>
        <draw:g draw:style-name="gr5">
          <draw:line draw:style-name="gr3" draw:text-style-name="P2" draw:layer="layout" svg:x1="4.8cm" svg:y1="10.6cm" svg:x2="4.8cm" svg:y2="10.8cm">
            <text:p/>
          </draw:line>
          <draw:line draw:style-name="gr3" draw:text-style-name="P2" draw:layer="layout" svg:x1="4.8cm" svg:y1="10.84cm" svg:x2="4.8cm" svg:y2="10.862cm">
            <text:p/>
          </draw:line>
          <draw:line draw:style-name="gr3" draw:text-style-name="P2" draw:layer="layout" svg:x1="4.8cm" svg:y1="10.9cm" svg:x2="4.8cm" svg:y2="11.1cm">
            <text:p/>
          </draw:line>
          <draw:line draw:style-name="gr3" draw:text-style-name="P2" draw:layer="layout" svg:x1="4.8cm" svg:y1="11.14cm" svg:x2="4.8cm" svg:y2="11.162cm">
            <text:p/>
          </draw:line>
          <draw:line draw:style-name="gr3" draw:text-style-name="P2" draw:layer="layout" svg:x1="4.8cm" svg:y1="11.2cm" svg:x2="4.8cm" svg:y2="11.4cm">
            <text:p/>
          </draw:line>
        </draw:g>
        <draw:g draw:style-name="gr5">
          <draw:line draw:style-name="gr3" draw:text-style-name="P2" draw:layer="layout" svg:x1="3.001cm" svg:y1="4.133cm" svg:x2="3.001cm" svg:y2="4.3cm">
            <text:p/>
          </draw:line>
          <draw:line draw:style-name="gr3" draw:text-style-name="P2" draw:layer="layout" svg:x1="3.001cm" svg:y1="4.067cm" svg:x2="3.001cm" svg:y2="4.089cm">
            <text:p/>
          </draw:line>
          <draw:line draw:style-name="gr3" draw:text-style-name="P2" draw:layer="layout" svg:x1="3.001cm" svg:y1="3.856cm" svg:x2="3.001cm" svg:y2="4.023cm">
            <text:p/>
          </draw:line>
          <draw:line draw:style-name="gr3" draw:text-style-name="P2" draw:layer="layout" svg:x1="3.001cm" svg:y1="3.789cm" svg:x2="3.001cm" svg:y2="3.811cm">
            <text:p/>
          </draw:line>
          <draw:line draw:style-name="gr3" draw:text-style-name="P2" draw:layer="layout" svg:x1="3.001cm" svg:y1="3.578cm" svg:x2="3.001cm" svg:y2="3.745cm">
            <text:p/>
          </draw:line>
          <draw:line draw:style-name="gr3" draw:text-style-name="P2" draw:layer="layout" svg:x1="3.001cm" svg:y1="3.511cm" svg:x2="3.001cm" svg:y2="3.533cm">
            <text:p/>
          </draw:line>
          <draw:line draw:style-name="gr3" draw:text-style-name="P2" draw:layer="layout" svg:x1="3.001cm" svg:y1="3.3cm" svg:x2="3.001cm" svg:y2="3.467cm">
            <text:p/>
          </draw:line>
        </draw:g>
        <draw:line draw:style-name="gr4" draw:text-style-name="P2" draw:layer="layout" svg:x1="3.002cm" svg:y1="3.4cm" svg:x2="2.1cm" svg:y2="3.4cm">
          <text:p/>
        </draw:line>
        <draw:frame draw:style-name="gr6" draw:text-style-name="P4" draw:layer="layout" svg:width="1.6cm" svg:height="1cm" svg:x="1.701cm" svg:y="2.502cm">
          <draw:text-box>
            <text:p text:style-name="P3">100</text:p>
          </draw:text-box>
        </draw:frame>
        <draw:g draw:style-name="gr5">
          <draw:rect draw:style-name="gr16" draw:text-style-name="P11" draw:layer="layout" svg:width="0.2cm" svg:height="0.457cm" draw:transform="rotate (-1.5707963267949) translate (4.857cm 8.602cm)">
            <text:p/>
          </draw:rect>
          <draw:rect draw:style-name="gr17" draw:text-style-name="P12" draw:layer="layout" svg:width="0.172cm" svg:height="0.429cm" draw:transform="rotate (-1.5707963267949) translate (4.843cm 8.616cm)">
            <text:p/>
          </draw:rect>
          <draw:rect draw:style-name="gr18" draw:text-style-name="P13" draw:layer="layout" svg:width="0.014cm" svg:height="0.115cm" draw:transform="rotate (-1.5707963267949) translate (4.686cm 8.602cm)">
            <text:p/>
          </draw:rect>
          <draw:circle draw:style-name="gr19" draw:text-style-name="P5" draw:layer="layout" svg:width="0.029cm" svg:height="0.029cm" draw:transform="rotate (-1.5707963267949) translate (4.586cm 8.659cm)">
            <text:p/>
          </draw:circle>
          <draw:circle draw:style-name="gr19" draw:text-style-name="P5" draw:layer="layout" svg:width="0.029cm" svg:height="0.029cm" draw:transform="rotate (-1.5707963267949) translate (4.586cm 8.659cm)">
            <text:p/>
          </draw:circle>
          <draw:circle draw:style-name="gr19" draw:text-style-name="P5" draw:layer="layout" svg:width="0.029cm" svg:height="0.029cm" draw:transform="rotate (-1.5707963267949) translate (4.586cm 8.716cm)">
            <text:p/>
          </draw:circle>
          <draw:circle draw:style-name="gr20" draw:text-style-name="P14" draw:layer="layout" svg:width="0.029cm" svg:height="0.029cm" draw:transform="rotate (-1.5707963267949) translate (4.643cm 8.659cm)">
            <text:p/>
          </draw:circle>
          <draw:circle draw:style-name="gr21" draw:text-style-name="P15" draw:layer="layout" svg:width="0.029cm" svg:height="0.029cm" draw:transform="rotate (-1.5707963267949) translate (4.643cm 8.716cm)">
            <text:p/>
          </draw:circle>
          <draw:circle draw:style-name="gr19" draw:text-style-name="P5" draw:layer="layout" svg:width="0.029cm" svg:height="0.029cm" draw:transform="rotate (-1.5707963267949) translate (4.529cm 8.659cm)">
            <text:p/>
          </draw:circle>
          <draw:circle draw:style-name="gr19" draw:text-style-name="P5" draw:layer="layout" svg:width="0.029cm" svg:height="0.029cm" draw:transform="rotate (-1.5707963267949) translate (4.529cm 8.716cm)">
            <text:p/>
          </draw:circle>
          <draw:ellipse draw:style-name="gr19" draw:text-style-name="P5" draw:layer="layout" svg:width="0.029cm" svg:height="0.028cm" draw:transform="rotate (-1.5707963267949) translate (4.7cm 8.659cm)">
            <text:p/>
          </draw:ellipse>
          <draw:ellipse draw:style-name="gr19" draw:text-style-name="P5" draw:layer="layout" svg:width="0.029cm" svg:height="0.028cm" draw:transform="rotate (-1.5707963267949) translate (4.7cm 8.659cm)">
            <text:p/>
          </draw:ellipse>
          <draw:ellipse draw:style-name="gr19" draw:text-style-name="P5" draw:layer="layout" svg:width="0.029cm" svg:height="0.028cm" draw:transform="rotate (-1.5707963267949) translate (4.7cm 8.716cm)">
            <text:p/>
          </draw:ellipse>
          <draw:ellipse draw:style-name="gr19" draw:text-style-name="P5" draw:layer="layout" svg:width="0.029cm" svg:height="0.028cm" draw:transform="rotate (-1.5707963267949) translate (4.757cm 8.659cm)">
            <text:p/>
          </draw:ellipse>
          <draw:ellipse draw:style-name="gr19" draw:text-style-name="P5" draw:layer="layout" svg:width="0.029cm" svg:height="0.028cm" draw:transform="rotate (-1.5707963267949) translate (4.757cm 8.716cm)">
            <text:p/>
          </draw:ellipse>
          <draw:rect draw:style-name="gr16" draw:text-style-name="P11" draw:layer="layout" svg:width="0.2cm" svg:height="0.343cm" draw:transform="rotate (-1.5707963267949) translate (5.2cm 8.602cm)">
            <text:p/>
          </draw:rect>
          <draw:rect draw:style-name="gr17" draw:text-style-name="P12" draw:layer="layout" svg:width="0.172cm" svg:height="0.315cm" draw:transform="rotate (-1.5707963267949) translate (5.186cm 8.616cm)">
            <text:p/>
          </draw:rect>
          <draw:rect draw:style-name="gr18" draw:text-style-name="P13" draw:layer="layout" svg:width="0.014cm" svg:height="0.115cm" draw:transform="rotate (-1.5707963267949) translate (5.086cm 8.602cm)">
            <text:p/>
          </draw:rect>
          <draw:circle draw:style-name="gr19" draw:text-style-name="P5" draw:layer="layout" svg:width="0.029cm" svg:height="0.029cm" draw:transform="rotate (-1.5707963267949) translate (5.043cm 8.659cm)">
            <text:p/>
          </draw:circle>
          <draw:circle draw:style-name="gr19" draw:text-style-name="P5" draw:layer="layout" svg:width="0.029cm" svg:height="0.029cm" draw:transform="rotate (-1.5707963267949) translate (5.043cm 8.659cm)">
            <text:p/>
          </draw:circle>
          <draw:circle draw:style-name="gr19" draw:text-style-name="P5" draw:layer="layout" svg:width="0.029cm" svg:height="0.029cm" draw:transform="rotate (-1.5707963267949) translate (5.1cm 8.659cm)">
            <text:p/>
          </draw:circle>
          <draw:circle draw:style-name="gr19" draw:text-style-name="P5" draw:layer="layout" svg:width="0.029cm" svg:height="0.029cm" draw:transform="rotate (-1.5707963267949) translate (4.986cm 8.659cm)">
            <text:p/>
          </draw:circle>
          <draw:circle draw:style-name="gr19" draw:text-style-name="P5" draw:layer="layout" svg:width="0.029cm" svg:height="0.029cm" draw:transform="rotate (-1.5707963267949) translate (5.043cm 8.716cm)">
            <text:p/>
          </draw:circle>
          <draw:circle draw:style-name="gr19" draw:text-style-name="P5" draw:layer="layout" svg:width="0.029cm" svg:height="0.029cm" draw:transform="rotate (-1.5707963267949) translate (5.1cm 8.716cm)">
            <text:p/>
          </draw:circle>
          <draw:circle draw:style-name="gr19" draw:text-style-name="P5" draw:layer="layout" svg:width="0.029cm" svg:height="0.029cm" draw:transform="rotate (-1.5707963267949) translate (4.986cm 8.716cm)">
            <text:p/>
          </draw:circle>
        </draw:g>
        <draw:rect draw:style-name="gr16" draw:text-style-name="P11" draw:layer="layout" svg:width="0.2cm" svg:height="0.343cm" svg:x="4.657cm" svg:y="8.202cm">
          <text:p/>
        </draw:rect>
        <draw:rect draw:style-name="gr17" draw:text-style-name="P12" draw:layer="layout" svg:width="0.172cm" svg:height="0.315cm" svg:x="4.671cm" svg:y="8.216cm">
          <text:p/>
        </draw:rect>
        <draw:circle draw:style-name="gr22" draw:text-style-name="P16" draw:layer="layout" svg:width="0.029cm" svg:height="0.029cm" svg:x="4.771cm" svg:y="8.359cm">
          <text:p/>
        </draw:circle>
        <draw:circle draw:style-name="gr20" draw:text-style-name="P14" draw:layer="layout" svg:width="0.029cm" svg:height="0.029cm" svg:x="4.771cm" svg:y="8.359cm">
          <text:p/>
        </draw:circle>
        <draw:circle draw:style-name="gr20" draw:text-style-name="P14" draw:layer="layout" svg:width="0.029cm" svg:height="0.029cm" svg:x="4.714cm" svg:y="8.359cm">
          <text:p/>
        </draw:circle>
        <draw:circle draw:style-name="gr22" draw:text-style-name="P16" draw:layer="layout" svg:width="0.029cm" svg:height="0.029cm" svg:x="4.771cm" svg:y="8.302cm">
          <text:p/>
        </draw:circle>
        <draw:circle draw:style-name="gr22" draw:text-style-name="P16" draw:layer="layout" svg:width="0.029cm" svg:height="0.029cm" svg:x="4.714cm" svg:y="8.302cm">
          <text:p/>
        </draw:circle>
        <draw:circle draw:style-name="gr22" draw:text-style-name="P16" draw:layer="layout" svg:width="0.029cm" svg:height="0.029cm" svg:x="4.771cm" svg:y="8.416cm">
          <text:p/>
        </draw:circle>
        <draw:circle draw:style-name="gr22" draw:text-style-name="P16" draw:layer="layout" svg:width="0.029cm" svg:height="0.029cm" svg:x="4.714cm" svg:y="8.416cm">
          <text:p/>
        </draw:circle>
        <draw:rect draw:style-name="gr18" draw:text-style-name="P13" draw:layer="layout" svg:width="0.014cm" svg:height="0.115cm" svg:x="4.657cm" svg:y="8.316cm">
          <text:p/>
        </draw:rect>
        <draw:g draw:style-name="gr7">
          <draw:polygon draw:style-name="gr8" draw:text-style-name="P2" draw:layer="layout" svg:width="0.799cm" svg:height="0.799cm" svg:x="4.4cm" svg:y="9cm" svg:viewBox="0 0 800 800" draw:points="0,0 800,0 800,800 0,800">
            <text:p/>
          </draw:polygon>
          <draw:custom-shape draw:style-name="gr9" draw:text-style-name="P5" draw:layer="layout" svg:width="0.134cm" svg:height="0.134cm" svg:x="4.733cm" svg:y="9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133cm" svg:height="0.133cm" svg:x="4.734cm" svg:y="9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133cm" svg:height="0.133cm" svg:x="4.735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134cm" svg:height="0.134cm" svg:x="4.935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133cm" svg:height="0.133cm" svg:x="4.936cm" svg:y="9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133cm" svg:height="0.133cm" svg:x="4.937cm" svg:y="9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4.536cm" svg:y="9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4.537cm" svg:y="9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4cm" svg:height="0.134cm" svg:x="4.537cm" svg:y="9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2" draw:layer="layout" svg:x1="1.2cm" svg:y1="11.4cm" svg:x2="1.2cm" svg:y2="9cm">
          <text:p/>
        </draw:line>
        <draw:line draw:style-name="gr4" draw:text-style-name="P2" draw:layer="layout" svg:x1="1.2cm" svg:y1="11.298cm" svg:x2="2cm" svg:y2="11.298cm">
          <text:p/>
        </draw:line>
        <draw:line draw:style-name="gr4" draw:text-style-name="P2" draw:layer="layout" svg:x1="6.804cm" svg:y1="11.3cm" svg:x2="5.9cm" svg:y2="11.3cm">
          <text:p/>
        </draw:line>
        <draw:frame draw:style-name="gr6" draw:text-style-name="P4" draw:layer="layout" svg:width="1.103cm" svg:height="0.8cm" svg:x="5.85cm" svg:y="10.5cm">
          <draw:text-box>
            <text:p text:style-name="P3">290</text:p>
          </draw:text-box>
        </draw:frame>
        <draw:g draw:style-name="gr5">
          <draw:line draw:style-name="gr3" draw:text-style-name="P2" draw:layer="layout" svg:x1="6.8cm" svg:y1="10.6cm" svg:x2="6.8cm" svg:y2="10.8cm">
            <text:p/>
          </draw:line>
          <draw:line draw:style-name="gr3" draw:text-style-name="P2" draw:layer="layout" svg:x1="6.8cm" svg:y1="10.84cm" svg:x2="6.8cm" svg:y2="10.862cm">
            <text:p/>
          </draw:line>
          <draw:line draw:style-name="gr3" draw:text-style-name="P2" draw:layer="layout" svg:x1="6.8cm" svg:y1="10.9cm" svg:x2="6.8cm" svg:y2="11.1cm">
            <text:p/>
          </draw:line>
          <draw:line draw:style-name="gr3" draw:text-style-name="P2" draw:layer="layout" svg:x1="6.8cm" svg:y1="11.14cm" svg:x2="6.8cm" svg:y2="11.162cm">
            <text:p/>
          </draw:line>
          <draw:line draw:style-name="gr3" draw:text-style-name="P2" draw:layer="layout" svg:x1="6.8cm" svg:y1="11.2cm" svg:x2="6.8cm" svg:y2="11.4cm">
            <text:p/>
          </draw:line>
        </draw:g>
        <draw:g draw:style-name="gr5">
          <draw:rect draw:style-name="gr16" draw:text-style-name="P11" draw:layer="layout" svg:width="0.2cm" svg:height="0.457cm" draw:transform="rotate (-1.5707963267949) translate (6.857cm 8.602cm)">
            <text:p/>
          </draw:rect>
          <draw:rect draw:style-name="gr17" draw:text-style-name="P12" draw:layer="layout" svg:width="0.172cm" svg:height="0.429cm" draw:transform="rotate (-1.5707963267949) translate (6.843cm 8.616cm)">
            <text:p/>
          </draw:rect>
          <draw:rect draw:style-name="gr18" draw:text-style-name="P13" draw:layer="layout" svg:width="0.014cm" svg:height="0.115cm" draw:transform="rotate (-1.5707963267949) translate (6.686cm 8.602cm)">
            <text:p/>
          </draw:rect>
          <draw:circle draw:style-name="gr19" draw:text-style-name="P5" draw:layer="layout" svg:width="0.029cm" svg:height="0.029cm" draw:transform="rotate (-1.5707963267949) translate (6.586cm 8.659cm)">
            <text:p/>
          </draw:circle>
          <draw:circle draw:style-name="gr19" draw:text-style-name="P5" draw:layer="layout" svg:width="0.029cm" svg:height="0.029cm" draw:transform="rotate (-1.5707963267949) translate (6.586cm 8.659cm)">
            <text:p/>
          </draw:circle>
          <draw:circle draw:style-name="gr19" draw:text-style-name="P5" draw:layer="layout" svg:width="0.029cm" svg:height="0.029cm" draw:transform="rotate (-1.5707963267949) translate (6.586cm 8.716cm)">
            <text:p/>
          </draw:circle>
          <draw:circle draw:style-name="gr20" draw:text-style-name="P14" draw:layer="layout" svg:width="0.029cm" svg:height="0.029cm" draw:transform="rotate (-1.5707963267949) translate (6.643cm 8.659cm)">
            <text:p/>
          </draw:circle>
          <draw:circle draw:style-name="gr21" draw:text-style-name="P15" draw:layer="layout" svg:width="0.029cm" svg:height="0.029cm" draw:transform="rotate (-1.5707963267949) translate (6.643cm 8.716cm)">
            <text:p/>
          </draw:circle>
          <draw:circle draw:style-name="gr19" draw:text-style-name="P5" draw:layer="layout" svg:width="0.029cm" svg:height="0.029cm" draw:transform="rotate (-1.5707963267949) translate (6.529cm 8.659cm)">
            <text:p/>
          </draw:circle>
          <draw:circle draw:style-name="gr19" draw:text-style-name="P5" draw:layer="layout" svg:width="0.029cm" svg:height="0.029cm" draw:transform="rotate (-1.5707963267949) translate (6.529cm 8.716cm)">
            <text:p/>
          </draw:circle>
          <draw:ellipse draw:style-name="gr19" draw:text-style-name="P5" draw:layer="layout" svg:width="0.029cm" svg:height="0.028cm" draw:transform="rotate (-1.5707963267949) translate (6.7cm 8.659cm)">
            <text:p/>
          </draw:ellipse>
          <draw:ellipse draw:style-name="gr19" draw:text-style-name="P5" draw:layer="layout" svg:width="0.029cm" svg:height="0.028cm" draw:transform="rotate (-1.5707963267949) translate (6.7cm 8.659cm)">
            <text:p/>
          </draw:ellipse>
          <draw:ellipse draw:style-name="gr19" draw:text-style-name="P5" draw:layer="layout" svg:width="0.029cm" svg:height="0.028cm" draw:transform="rotate (-1.5707963267949) translate (6.7cm 8.716cm)">
            <text:p/>
          </draw:ellipse>
          <draw:ellipse draw:style-name="gr19" draw:text-style-name="P5" draw:layer="layout" svg:width="0.029cm" svg:height="0.028cm" draw:transform="rotate (-1.5707963267949) translate (6.757cm 8.659cm)">
            <text:p/>
          </draw:ellipse>
          <draw:ellipse draw:style-name="gr19" draw:text-style-name="P5" draw:layer="layout" svg:width="0.029cm" svg:height="0.028cm" draw:transform="rotate (-1.5707963267949) translate (6.757cm 8.716cm)">
            <text:p/>
          </draw:ellipse>
          <draw:rect draw:style-name="gr16" draw:text-style-name="P11" draw:layer="layout" svg:width="0.2cm" svg:height="0.343cm" draw:transform="rotate (-1.5707963267949) translate (7.2cm 8.602cm)">
            <text:p/>
          </draw:rect>
          <draw:rect draw:style-name="gr17" draw:text-style-name="P12" draw:layer="layout" svg:width="0.172cm" svg:height="0.315cm" draw:transform="rotate (-1.5707963267949) translate (7.186cm 8.616cm)">
            <text:p/>
          </draw:rect>
          <draw:rect draw:style-name="gr18" draw:text-style-name="P13" draw:layer="layout" svg:width="0.014cm" svg:height="0.115cm" draw:transform="rotate (-1.5707963267949) translate (7.086cm 8.602cm)">
            <text:p/>
          </draw:rect>
          <draw:circle draw:style-name="gr19" draw:text-style-name="P5" draw:layer="layout" svg:width="0.029cm" svg:height="0.029cm" draw:transform="rotate (-1.5707963267949) translate (7.043cm 8.659cm)">
            <text:p/>
          </draw:circle>
          <draw:circle draw:style-name="gr19" draw:text-style-name="P5" draw:layer="layout" svg:width="0.029cm" svg:height="0.029cm" draw:transform="rotate (-1.5707963267949) translate (7.043cm 8.659cm)">
            <text:p/>
          </draw:circle>
          <draw:circle draw:style-name="gr19" draw:text-style-name="P5" draw:layer="layout" svg:width="0.029cm" svg:height="0.029cm" draw:transform="rotate (-1.5707963267949) translate (7.1cm 8.659cm)">
            <text:p/>
          </draw:circle>
          <draw:circle draw:style-name="gr19" draw:text-style-name="P5" draw:layer="layout" svg:width="0.029cm" svg:height="0.029cm" draw:transform="rotate (-1.5707963267949) translate (6.986cm 8.659cm)">
            <text:p/>
          </draw:circle>
          <draw:circle draw:style-name="gr19" draw:text-style-name="P5" draw:layer="layout" svg:width="0.029cm" svg:height="0.029cm" draw:transform="rotate (-1.5707963267949) translate (7.043cm 8.716cm)">
            <text:p/>
          </draw:circle>
          <draw:circle draw:style-name="gr19" draw:text-style-name="P5" draw:layer="layout" svg:width="0.029cm" svg:height="0.029cm" draw:transform="rotate (-1.5707963267949) translate (7.1cm 8.716cm)">
            <text:p/>
          </draw:circle>
          <draw:circle draw:style-name="gr19" draw:text-style-name="P5" draw:layer="layout" svg:width="0.029cm" svg:height="0.029cm" draw:transform="rotate (-1.5707963267949) translate (6.986cm 8.716cm)">
            <text:p/>
          </draw:circle>
        </draw:g>
        <draw:rect draw:style-name="gr16" draw:text-style-name="P11" draw:layer="layout" svg:width="0.2cm" svg:height="0.343cm" svg:x="6.657cm" svg:y="8.202cm">
          <text:p/>
        </draw:rect>
        <draw:rect draw:style-name="gr17" draw:text-style-name="P12" draw:layer="layout" svg:width="0.172cm" svg:height="0.315cm" svg:x="6.671cm" svg:y="8.216cm">
          <text:p/>
        </draw:rect>
        <draw:circle draw:style-name="gr22" draw:text-style-name="P16" draw:layer="layout" svg:width="0.029cm" svg:height="0.029cm" svg:x="6.771cm" svg:y="8.359cm">
          <text:p/>
        </draw:circle>
        <draw:circle draw:style-name="gr20" draw:text-style-name="P14" draw:layer="layout" svg:width="0.029cm" svg:height="0.029cm" svg:x="6.771cm" svg:y="8.359cm">
          <text:p/>
        </draw:circle>
        <draw:circle draw:style-name="gr20" draw:text-style-name="P14" draw:layer="layout" svg:width="0.029cm" svg:height="0.029cm" svg:x="6.714cm" svg:y="8.359cm">
          <text:p/>
        </draw:circle>
        <draw:circle draw:style-name="gr22" draw:text-style-name="P16" draw:layer="layout" svg:width="0.029cm" svg:height="0.029cm" svg:x="6.771cm" svg:y="8.302cm">
          <text:p/>
        </draw:circle>
        <draw:circle draw:style-name="gr22" draw:text-style-name="P16" draw:layer="layout" svg:width="0.029cm" svg:height="0.029cm" svg:x="6.714cm" svg:y="8.302cm">
          <text:p/>
        </draw:circle>
        <draw:circle draw:style-name="gr22" draw:text-style-name="P16" draw:layer="layout" svg:width="0.029cm" svg:height="0.029cm" svg:x="6.771cm" svg:y="8.416cm">
          <text:p/>
        </draw:circle>
        <draw:circle draw:style-name="gr22" draw:text-style-name="P16" draw:layer="layout" svg:width="0.029cm" svg:height="0.029cm" svg:x="6.714cm" svg:y="8.416cm">
          <text:p/>
        </draw:circle>
        <draw:rect draw:style-name="gr18" draw:text-style-name="P13" draw:layer="layout" svg:width="0.014cm" svg:height="0.115cm" svg:x="6.657cm" svg:y="8.316cm">
          <text:p/>
        </draw:rect>
        <draw:g draw:style-name="gr5">
          <draw:line draw:style-name="gr3" draw:text-style-name="P2" draw:layer="layout" svg:x1="6.8cm" svg:y1="8.8cm" svg:x2="6.8cm" svg:y2="9cm">
            <text:p/>
          </draw:line>
          <draw:line draw:style-name="gr3" draw:text-style-name="P2" draw:layer="layout" svg:x1="6.8cm" svg:y1="9.04cm" svg:x2="6.8cm" svg:y2="9.062cm">
            <text:p/>
          </draw:line>
          <draw:line draw:style-name="gr3" draw:text-style-name="P2" draw:layer="layout" svg:x1="6.8cm" svg:y1="9.1cm" svg:x2="6.8cm" svg:y2="9.3cm">
            <text:p/>
          </draw:line>
          <draw:line draw:style-name="gr3" draw:text-style-name="P2" draw:layer="layout" svg:x1="6.8cm" svg:y1="9.34cm" svg:x2="6.8cm" svg:y2="9.362cm">
            <text:p/>
          </draw:line>
          <draw:line draw:style-name="gr3" draw:text-style-name="P2" draw:layer="layout" svg:x1="6.8cm" svg:y1="9.4cm" svg:x2="6.8cm" svg:y2="9.6cm">
            <text:p/>
          </draw:line>
          <draw:line draw:style-name="gr3" draw:text-style-name="P2" draw:layer="layout" svg:x1="6.8cm" svg:y1="9.64cm" svg:x2="6.8cm" svg:y2="9.662cm">
            <text:p/>
          </draw:line>
          <draw:line draw:style-name="gr3" draw:text-style-name="P2" draw:layer="layout" svg:x1="6.8cm" svg:y1="9.7cm" svg:x2="6.8cm" svg:y2="9.9cm">
            <text:p/>
          </draw:line>
          <draw:line draw:style-name="gr3" draw:text-style-name="P2" draw:layer="layout" svg:x1="6.8cm" svg:y1="9.94cm" svg:x2="6.8cm" svg:y2="9.962cm">
            <text:p/>
          </draw:line>
        </draw:g>
        <draw:frame draw:style-name="gr6" draw:text-style-name="P10" draw:layer="layout" svg:width="1.1cm" svg:height="0.7cm" svg:x="6.25cm" svg:y="9.9cm">
          <draw:text-box>
            <text:p text:style-name="P3"><text:span text:style-name="T2">W2</text:span></text:p>
          </draw:text-box>
        </draw:frame>
        <draw:g draw:style-name="gr5">
          <draw:line draw:style-name="gr3" draw:text-style-name="P2" draw:layer="layout" svg:x1="4.8cm" svg:y1="8.8cm" svg:x2="4.8cm" svg:y2="9cm">
            <text:p/>
          </draw:line>
          <draw:line draw:style-name="gr3" draw:text-style-name="P2" draw:layer="layout" svg:x1="4.8cm" svg:y1="9.04cm" svg:x2="4.8cm" svg:y2="9.062cm">
            <text:p/>
          </draw:line>
          <draw:line draw:style-name="gr3" draw:text-style-name="P2" draw:layer="layout" svg:x1="4.8cm" svg:y1="9.1cm" svg:x2="4.8cm" svg:y2="9.3cm">
            <text:p/>
          </draw:line>
          <draw:line draw:style-name="gr3" draw:text-style-name="P2" draw:layer="layout" svg:x1="4.8cm" svg:y1="9.34cm" svg:x2="4.8cm" svg:y2="9.362cm">
            <text:p/>
          </draw:line>
          <draw:line draw:style-name="gr3" draw:text-style-name="P2" draw:layer="layout" svg:x1="4.8cm" svg:y1="9.4cm" svg:x2="4.8cm" svg:y2="9.6cm">
            <text:p/>
          </draw:line>
          <draw:line draw:style-name="gr3" draw:text-style-name="P2" draw:layer="layout" svg:x1="4.8cm" svg:y1="9.64cm" svg:x2="4.8cm" svg:y2="9.662cm">
            <text:p/>
          </draw:line>
          <draw:line draw:style-name="gr3" draw:text-style-name="P2" draw:layer="layout" svg:x1="4.8cm" svg:y1="9.7cm" svg:x2="4.8cm" svg:y2="9.9cm">
            <text:p/>
          </draw:line>
          <draw:line draw:style-name="gr3" draw:text-style-name="P2" draw:layer="layout" svg:x1="4.8cm" svg:y1="9.94cm" svg:x2="4.8cm" svg:y2="9.962cm">
            <text:p/>
          </draw:line>
        </draw:g>
        <draw:g draw:style-name="gr7">
          <draw:polygon draw:style-name="gr8" draw:text-style-name="P2" draw:layer="layout" svg:width="0.799cm" svg:height="0.799cm" svg:x="7.4cm" svg:y="9cm" svg:viewBox="0 0 800 800" draw:points="0,0 800,0 800,800 0,800">
            <text:p/>
          </draw:polygon>
          <draw:custom-shape draw:style-name="gr11" draw:text-style-name="P7" draw:layer="layout" svg:width="0.134cm" svg:height="0.134cm" svg:x="7.733cm" svg:y="9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133cm" svg:height="0.133cm" svg:x="7.734cm" svg:y="9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7.735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0.134cm" svg:height="0.134cm" svg:x="7.935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7.936cm" svg:y="9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133cm" svg:height="0.133cm" svg:x="7.937cm" svg:y="9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7.536cm" svg:y="9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133cm" svg:height="0.133cm" svg:x="7.537cm" svg:y="9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4cm" svg:height="0.134cm" svg:x="7.537cm" svg:y="9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g draw:style-name="gr5">
            <draw:rect draw:style-name="gr16" draw:text-style-name="P11" draw:layer="layout" svg:width="0.2cm" svg:height="0.457cm" draw:transform="rotate (-1.5707963267949) translate (7.857cm 8.602cm)">
              <text:p/>
            </draw:rect>
            <draw:rect draw:style-name="gr17" draw:text-style-name="P12" draw:layer="layout" svg:width="0.172cm" svg:height="0.429cm" draw:transform="rotate (-1.5707963267949) translate (7.843cm 8.616cm)">
              <text:p/>
            </draw:rect>
            <draw:rect draw:style-name="gr18" draw:text-style-name="P13" draw:layer="layout" svg:width="0.014cm" svg:height="0.115cm" draw:transform="rotate (-1.5707963267949) translate (7.686cm 8.602cm)">
              <text:p/>
            </draw:rect>
            <draw:circle draw:style-name="gr19" draw:text-style-name="P5" draw:layer="layout" svg:width="0.029cm" svg:height="0.029cm" draw:transform="rotate (-1.5707963267949) translate (7.586cm 8.659cm)">
              <text:p/>
            </draw:circle>
            <draw:circle draw:style-name="gr19" draw:text-style-name="P5" draw:layer="layout" svg:width="0.029cm" svg:height="0.029cm" draw:transform="rotate (-1.5707963267949) translate (7.586cm 8.659cm)">
              <text:p/>
            </draw:circle>
            <draw:circle draw:style-name="gr19" draw:text-style-name="P5" draw:layer="layout" svg:width="0.029cm" svg:height="0.029cm" draw:transform="rotate (-1.5707963267949) translate (7.586cm 8.716cm)">
              <text:p/>
            </draw:circle>
            <draw:circle draw:style-name="gr20" draw:text-style-name="P14" draw:layer="layout" svg:width="0.029cm" svg:height="0.029cm" draw:transform="rotate (-1.5707963267949) translate (7.643cm 8.659cm)">
              <text:p/>
            </draw:circle>
            <draw:circle draw:style-name="gr21" draw:text-style-name="P15" draw:layer="layout" svg:width="0.029cm" svg:height="0.029cm" draw:transform="rotate (-1.5707963267949) translate (7.643cm 8.716cm)">
              <text:p/>
            </draw:circle>
            <draw:circle draw:style-name="gr19" draw:text-style-name="P5" draw:layer="layout" svg:width="0.029cm" svg:height="0.029cm" draw:transform="rotate (-1.5707963267949) translate (7.529cm 8.659cm)">
              <text:p/>
            </draw:circle>
            <draw:circle draw:style-name="gr19" draw:text-style-name="P5" draw:layer="layout" svg:width="0.029cm" svg:height="0.029cm" draw:transform="rotate (-1.5707963267949) translate (7.529cm 8.716cm)">
              <text:p/>
            </draw:circle>
            <draw:ellipse draw:style-name="gr19" draw:text-style-name="P5" draw:layer="layout" svg:width="0.029cm" svg:height="0.028cm" draw:transform="rotate (-1.5707963267949) translate (7.7cm 8.659cm)">
              <text:p/>
            </draw:ellipse>
            <draw:ellipse draw:style-name="gr19" draw:text-style-name="P5" draw:layer="layout" svg:width="0.029cm" svg:height="0.028cm" draw:transform="rotate (-1.5707963267949) translate (7.7cm 8.659cm)">
              <text:p/>
            </draw:ellipse>
            <draw:ellipse draw:style-name="gr19" draw:text-style-name="P5" draw:layer="layout" svg:width="0.029cm" svg:height="0.028cm" draw:transform="rotate (-1.5707963267949) translate (7.7cm 8.716cm)">
              <text:p/>
            </draw:ellipse>
            <draw:ellipse draw:style-name="gr19" draw:text-style-name="P5" draw:layer="layout" svg:width="0.029cm" svg:height="0.028cm" draw:transform="rotate (-1.5707963267949) translate (7.757cm 8.659cm)">
              <text:p/>
            </draw:ellipse>
            <draw:ellipse draw:style-name="gr19" draw:text-style-name="P5" draw:layer="layout" svg:width="0.029cm" svg:height="0.028cm" draw:transform="rotate (-1.5707963267949) translate (7.757cm 8.716cm)">
              <text:p/>
            </draw:ellipse>
            <draw:rect draw:style-name="gr16" draw:text-style-name="P11" draw:layer="layout" svg:width="0.2cm" svg:height="0.343cm" draw:transform="rotate (-1.5707963267949) translate (8.2cm 8.602cm)">
              <text:p/>
            </draw:rect>
            <draw:rect draw:style-name="gr17" draw:text-style-name="P12" draw:layer="layout" svg:width="0.172cm" svg:height="0.315cm" draw:transform="rotate (-1.5707963267949) translate (8.186cm 8.616cm)">
              <text:p/>
            </draw:rect>
            <draw:rect draw:style-name="gr18" draw:text-style-name="P13" draw:layer="layout" svg:width="0.014cm" svg:height="0.115cm" draw:transform="rotate (-1.5707963267949) translate (8.086cm 8.602cm)">
              <text:p/>
            </draw:rect>
            <draw:circle draw:style-name="gr19" draw:text-style-name="P5" draw:layer="layout" svg:width="0.029cm" svg:height="0.029cm" draw:transform="rotate (-1.5707963267949) translate (8.043cm 8.659cm)">
              <text:p/>
            </draw:circle>
            <draw:circle draw:style-name="gr19" draw:text-style-name="P5" draw:layer="layout" svg:width="0.029cm" svg:height="0.029cm" draw:transform="rotate (-1.5707963267949) translate (8.043cm 8.659cm)">
              <text:p/>
            </draw:circle>
            <draw:circle draw:style-name="gr19" draw:text-style-name="P5" draw:layer="layout" svg:width="0.029cm" svg:height="0.029cm" draw:transform="rotate (-1.5707963267949) translate (8.1cm 8.659cm)">
              <text:p/>
            </draw:circle>
            <draw:circle draw:style-name="gr19" draw:text-style-name="P5" draw:layer="layout" svg:width="0.029cm" svg:height="0.029cm" draw:transform="rotate (-1.5707963267949) translate (7.986cm 8.659cm)">
              <text:p/>
            </draw:circle>
            <draw:circle draw:style-name="gr19" draw:text-style-name="P5" draw:layer="layout" svg:width="0.029cm" svg:height="0.029cm" draw:transform="rotate (-1.5707963267949) translate (8.043cm 8.716cm)">
              <text:p/>
            </draw:circle>
            <draw:circle draw:style-name="gr19" draw:text-style-name="P5" draw:layer="layout" svg:width="0.029cm" svg:height="0.029cm" draw:transform="rotate (-1.5707963267949) translate (8.1cm 8.716cm)">
              <text:p/>
            </draw:circle>
            <draw:circle draw:style-name="gr19" draw:text-style-name="P5" draw:layer="layout" svg:width="0.029cm" svg:height="0.029cm" draw:transform="rotate (-1.5707963267949) translate (7.986cm 8.716cm)">
              <text:p/>
            </draw:circle>
          </draw:g>
          <draw:rect draw:style-name="gr16" draw:text-style-name="P11" draw:layer="layout" svg:width="0.2cm" svg:height="0.343cm" svg:x="7.657cm" svg:y="8.202cm">
            <text:p/>
          </draw:rect>
          <draw:rect draw:style-name="gr17" draw:text-style-name="P12" draw:layer="layout" svg:width="0.172cm" svg:height="0.315cm" svg:x="7.671cm" svg:y="8.216cm">
            <text:p/>
          </draw:rect>
          <draw:circle draw:style-name="gr22" draw:text-style-name="P16" draw:layer="layout" svg:width="0.029cm" svg:height="0.029cm" svg:x="7.771cm" svg:y="8.359cm">
            <text:p/>
          </draw:circle>
          <draw:circle draw:style-name="gr20" draw:text-style-name="P14" draw:layer="layout" svg:width="0.029cm" svg:height="0.029cm" svg:x="7.771cm" svg:y="8.359cm">
            <text:p/>
          </draw:circle>
          <draw:circle draw:style-name="gr20" draw:text-style-name="P14" draw:layer="layout" svg:width="0.029cm" svg:height="0.029cm" svg:x="7.714cm" svg:y="8.359cm">
            <text:p/>
          </draw:circle>
          <draw:circle draw:style-name="gr22" draw:text-style-name="P16" draw:layer="layout" svg:width="0.029cm" svg:height="0.029cm" svg:x="7.771cm" svg:y="8.302cm">
            <text:p/>
          </draw:circle>
          <draw:circle draw:style-name="gr22" draw:text-style-name="P16" draw:layer="layout" svg:width="0.029cm" svg:height="0.029cm" svg:x="7.714cm" svg:y="8.302cm">
            <text:p/>
          </draw:circle>
          <draw:circle draw:style-name="gr22" draw:text-style-name="P16" draw:layer="layout" svg:width="0.029cm" svg:height="0.029cm" svg:x="7.771cm" svg:y="8.416cm">
            <text:p/>
          </draw:circle>
          <draw:circle draw:style-name="gr22" draw:text-style-name="P16" draw:layer="layout" svg:width="0.029cm" svg:height="0.029cm" svg:x="7.714cm" svg:y="8.416cm">
            <text:p/>
          </draw:circle>
          <draw:rect draw:style-name="gr18" draw:text-style-name="P13" draw:layer="layout" svg:width="0.014cm" svg:height="0.115cm" svg:x="7.657cm" svg:y="8.316cm">
            <text:p/>
          </draw:rect>
        </draw:g>
        <draw:line draw:style-name="gr4" draw:text-style-name="P2" draw:layer="layout" svg:x1="7.804cm" svg:y1="11.3cm" svg:x2="6.9cm" svg:y2="11.3cm">
          <text:p/>
        </draw:line>
        <draw:frame draw:style-name="gr6" draw:text-style-name="P4" draw:layer="layout" svg:width="1.103cm" svg:height="0.8cm" svg:x="6.85cm" svg:y="10.5cm">
          <draw:text-box>
            <text:p text:style-name="P3">340</text:p>
          </draw:text-box>
        </draw:frame>
        <draw:g draw:style-name="gr5">
          <draw:line draw:style-name="gr3" draw:text-style-name="P2" draw:layer="layout" svg:x1="7.8cm" svg:y1="10.6cm" svg:x2="7.8cm" svg:y2="10.8cm">
            <text:p/>
          </draw:line>
          <draw:line draw:style-name="gr3" draw:text-style-name="P2" draw:layer="layout" svg:x1="7.8cm" svg:y1="10.84cm" svg:x2="7.8cm" svg:y2="10.862cm">
            <text:p/>
          </draw:line>
          <draw:line draw:style-name="gr3" draw:text-style-name="P2" draw:layer="layout" svg:x1="7.8cm" svg:y1="10.9cm" svg:x2="7.8cm" svg:y2="11.1cm">
            <text:p/>
          </draw:line>
          <draw:line draw:style-name="gr3" draw:text-style-name="P2" draw:layer="layout" svg:x1="7.8cm" svg:y1="11.14cm" svg:x2="7.8cm" svg:y2="11.162cm">
            <text:p/>
          </draw:line>
          <draw:line draw:style-name="gr3" draw:text-style-name="P2" draw:layer="layout" svg:x1="7.8cm" svg:y1="11.2cm" svg:x2="7.8cm" svg:y2="11.4cm">
            <text:p/>
          </draw:line>
        </draw:g>
        <draw:g draw:style-name="gr5">
          <draw:line draw:style-name="gr3" draw:text-style-name="P2" draw:layer="layout" svg:x1="7.8cm" svg:y1="8.8cm" svg:x2="7.8cm" svg:y2="9cm">
            <text:p/>
          </draw:line>
          <draw:line draw:style-name="gr3" draw:text-style-name="P2" draw:layer="layout" svg:x1="7.8cm" svg:y1="9.04cm" svg:x2="7.8cm" svg:y2="9.062cm">
            <text:p/>
          </draw:line>
          <draw:line draw:style-name="gr3" draw:text-style-name="P2" draw:layer="layout" svg:x1="7.8cm" svg:y1="9.1cm" svg:x2="7.8cm" svg:y2="9.3cm">
            <text:p/>
          </draw:line>
          <draw:line draw:style-name="gr3" draw:text-style-name="P2" draw:layer="layout" svg:x1="7.8cm" svg:y1="9.34cm" svg:x2="7.8cm" svg:y2="9.362cm">
            <text:p/>
          </draw:line>
          <draw:line draw:style-name="gr3" draw:text-style-name="P2" draw:layer="layout" svg:x1="7.8cm" svg:y1="9.4cm" svg:x2="7.8cm" svg:y2="9.6cm">
            <text:p/>
          </draw:line>
          <draw:line draw:style-name="gr3" draw:text-style-name="P2" draw:layer="layout" svg:x1="7.8cm" svg:y1="9.64cm" svg:x2="7.8cm" svg:y2="9.662cm">
            <text:p/>
          </draw:line>
          <draw:line draw:style-name="gr3" draw:text-style-name="P2" draw:layer="layout" svg:x1="7.8cm" svg:y1="9.7cm" svg:x2="7.8cm" svg:y2="9.9cm">
            <text:p/>
          </draw:line>
          <draw:line draw:style-name="gr3" draw:text-style-name="P2" draw:layer="layout" svg:x1="7.8cm" svg:y1="9.94cm" svg:x2="7.8cm" svg:y2="9.962cm">
            <text:p/>
          </draw:line>
        </draw:g>
        <draw:frame draw:style-name="gr6" draw:text-style-name="P10" draw:layer="layout" svg:width="1.4cm" svg:height="0.7cm" svg:x="7.1cm" svg:y="9.9cm">
          <draw:text-box>
            <text:p text:style-name="P3"><text:span text:style-name="T2">1OUT</text:span></text:p>
          </draw:text-box>
        </draw:frame>
        <draw:line draw:style-name="gr4" draw:text-style-name="P2" draw:layer="layout" svg:x1="11.804cm" svg:y1="11.301cm" svg:x2="10.9cm" svg:y2="11.301cm">
          <text:p/>
        </draw:line>
        <draw:frame draw:style-name="gr6" draw:text-style-name="P4" draw:layer="layout" svg:width="1.103cm" svg:height="0.8cm" svg:x="10.85cm" svg:y="10.501cm">
          <draw:text-box>
            <text:p text:style-name="P3">540</text:p>
          </draw:text-box>
        </draw:frame>
        <draw:g draw:style-name="gr5">
          <draw:line draw:style-name="gr3" draw:text-style-name="P2" draw:layer="layout" svg:x1="11.8cm" svg:y1="10.601cm" svg:x2="11.8cm" svg:y2="10.801cm">
            <text:p/>
          </draw:line>
          <draw:line draw:style-name="gr3" draw:text-style-name="P2" draw:layer="layout" svg:x1="11.8cm" svg:y1="10.841cm" svg:x2="11.8cm" svg:y2="10.863cm">
            <text:p/>
          </draw:line>
          <draw:line draw:style-name="gr3" draw:text-style-name="P2" draw:layer="layout" svg:x1="11.8cm" svg:y1="10.901cm" svg:x2="11.8cm" svg:y2="11.101cm">
            <text:p/>
          </draw:line>
          <draw:line draw:style-name="gr3" draw:text-style-name="P2" draw:layer="layout" svg:x1="11.8cm" svg:y1="11.141cm" svg:x2="11.8cm" svg:y2="11.163cm">
            <text:p/>
          </draw:line>
          <draw:line draw:style-name="gr3" draw:text-style-name="P2" draw:layer="layout" svg:x1="11.8cm" svg:y1="11.201cm" svg:x2="11.8cm" svg:y2="11.401cm">
            <text:p/>
          </draw:line>
        </draw:g>
        <draw:g draw:style-name="gr7">
          <draw:polygon draw:style-name="gr8" draw:text-style-name="P2" draw:layer="layout" svg:width="0.799cm" svg:height="0.799cm" svg:x="11.4cm" svg:y="9cm" svg:viewBox="0 0 800 800" draw:points="0,0 800,0 800,800 0,800">
            <text:p/>
          </draw:polygon>
          <draw:custom-shape draw:style-name="gr10" draw:text-style-name="P6" draw:layer="layout" svg:width="0.134cm" svg:height="0.134cm" svg:x="11.733cm" svg:y="9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11.734cm" svg:y="9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133cm" svg:height="0.133cm" svg:x="11.735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0.134cm" svg:height="0.134cm" svg:x="11.935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11.936cm" svg:y="9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0.133cm" svg:height="0.133cm" svg:x="11.937cm" svg:y="9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0.133cm" svg:height="0.133cm" svg:x="11.536cm" svg:y="9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5" draw:layer="layout" svg:width="0.133cm" svg:height="0.133cm" svg:x="11.537cm" svg:y="9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0.134cm" svg:height="0.134cm" svg:x="11.537cm" svg:y="9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10" draw:layer="layout" svg:width="1.1cm" svg:height="0.7cm" svg:x="11.2cm" svg:y="9.9cm">
          <draw:text-box>
            <text:p text:style-name="P3"><text:span text:style-name="T2">2IO</text:span></text:p>
          </draw:text-box>
        </draw:frame>
        <draw:g draw:style-name="gr5">
          <draw:line draw:style-name="gr3" draw:text-style-name="P2" draw:layer="layout" svg:x1="11.8cm" svg:y1="8.8cm" svg:x2="11.8cm" svg:y2="9cm">
            <text:p/>
          </draw:line>
          <draw:line draw:style-name="gr3" draw:text-style-name="P2" draw:layer="layout" svg:x1="11.8cm" svg:y1="9.04cm" svg:x2="11.8cm" svg:y2="9.062cm">
            <text:p/>
          </draw:line>
          <draw:line draw:style-name="gr3" draw:text-style-name="P2" draw:layer="layout" svg:x1="11.8cm" svg:y1="9.1cm" svg:x2="11.8cm" svg:y2="9.3cm">
            <text:p/>
          </draw:line>
          <draw:line draw:style-name="gr3" draw:text-style-name="P2" draw:layer="layout" svg:x1="11.8cm" svg:y1="9.34cm" svg:x2="11.8cm" svg:y2="9.362cm">
            <text:p/>
          </draw:line>
          <draw:line draw:style-name="gr3" draw:text-style-name="P2" draw:layer="layout" svg:x1="11.8cm" svg:y1="9.4cm" svg:x2="11.8cm" svg:y2="9.6cm">
            <text:p/>
          </draw:line>
          <draw:line draw:style-name="gr3" draw:text-style-name="P2" draw:layer="layout" svg:x1="11.8cm" svg:y1="9.64cm" svg:x2="11.8cm" svg:y2="9.662cm">
            <text:p/>
          </draw:line>
          <draw:line draw:style-name="gr3" draw:text-style-name="P2" draw:layer="layout" svg:x1="11.8cm" svg:y1="9.7cm" svg:x2="11.8cm" svg:y2="9.9cm">
            <text:p/>
          </draw:line>
          <draw:line draw:style-name="gr3" draw:text-style-name="P2" draw:layer="layout" svg:x1="11.8cm" svg:y1="9.94cm" svg:x2="11.8cm" svg:y2="9.962cm">
            <text:p/>
          </draw:line>
        </draw:g>
        <draw:g draw:style-name="gr7">
          <draw:g draw:style-name="gr5">
            <draw:rect draw:style-name="gr16" draw:text-style-name="P11" draw:layer="layout" svg:width="0.2cm" svg:height="0.457cm" draw:transform="rotate (-1.5707963267949) translate (11.857cm 8.602cm)">
              <text:p/>
            </draw:rect>
            <draw:rect draw:style-name="gr17" draw:text-style-name="P12" draw:layer="layout" svg:width="0.172cm" svg:height="0.429cm" draw:transform="rotate (-1.5707963267949) translate (11.843cm 8.616cm)">
              <text:p/>
            </draw:rect>
            <draw:rect draw:style-name="gr18" draw:text-style-name="P13" draw:layer="layout" svg:width="0.014cm" svg:height="0.115cm" draw:transform="rotate (-1.5707963267949) translate (11.686cm 8.602cm)">
              <text:p/>
            </draw:rect>
            <draw:circle draw:style-name="gr19" draw:text-style-name="P5" draw:layer="layout" svg:width="0.029cm" svg:height="0.029cm" draw:transform="rotate (-1.5707963267949) translate (11.586cm 8.659cm)">
              <text:p/>
            </draw:circle>
            <draw:circle draw:style-name="gr19" draw:text-style-name="P5" draw:layer="layout" svg:width="0.029cm" svg:height="0.029cm" draw:transform="rotate (-1.5707963267949) translate (11.586cm 8.659cm)">
              <text:p/>
            </draw:circle>
            <draw:circle draw:style-name="gr19" draw:text-style-name="P5" draw:layer="layout" svg:width="0.029cm" svg:height="0.029cm" draw:transform="rotate (-1.5707963267949) translate (11.586cm 8.716cm)">
              <text:p/>
            </draw:circle>
            <draw:circle draw:style-name="gr20" draw:text-style-name="P14" draw:layer="layout" svg:width="0.029cm" svg:height="0.029cm" draw:transform="rotate (-1.5707963267949) translate (11.643cm 8.659cm)">
              <text:p/>
            </draw:circle>
            <draw:circle draw:style-name="gr21" draw:text-style-name="P15" draw:layer="layout" svg:width="0.029cm" svg:height="0.029cm" draw:transform="rotate (-1.5707963267949) translate (11.643cm 8.716cm)">
              <text:p/>
            </draw:circle>
            <draw:circle draw:style-name="gr19" draw:text-style-name="P5" draw:layer="layout" svg:width="0.029cm" svg:height="0.029cm" draw:transform="rotate (-1.5707963267949) translate (11.529cm 8.659cm)">
              <text:p/>
            </draw:circle>
            <draw:circle draw:style-name="gr19" draw:text-style-name="P5" draw:layer="layout" svg:width="0.029cm" svg:height="0.029cm" draw:transform="rotate (-1.5707963267949) translate (11.529cm 8.716cm)">
              <text:p/>
            </draw:circle>
            <draw:ellipse draw:style-name="gr19" draw:text-style-name="P5" draw:layer="layout" svg:width="0.029cm" svg:height="0.028cm" draw:transform="rotate (-1.5707963267949) translate (11.7cm 8.659cm)">
              <text:p/>
            </draw:ellipse>
            <draw:ellipse draw:style-name="gr19" draw:text-style-name="P5" draw:layer="layout" svg:width="0.029cm" svg:height="0.028cm" draw:transform="rotate (-1.5707963267949) translate (11.7cm 8.659cm)">
              <text:p/>
            </draw:ellipse>
            <draw:ellipse draw:style-name="gr19" draw:text-style-name="P5" draw:layer="layout" svg:width="0.029cm" svg:height="0.028cm" draw:transform="rotate (-1.5707963267949) translate (11.7cm 8.716cm)">
              <text:p/>
            </draw:ellipse>
            <draw:ellipse draw:style-name="gr19" draw:text-style-name="P5" draw:layer="layout" svg:width="0.029cm" svg:height="0.028cm" draw:transform="rotate (-1.5707963267949) translate (11.757cm 8.659cm)">
              <text:p/>
            </draw:ellipse>
            <draw:ellipse draw:style-name="gr19" draw:text-style-name="P5" draw:layer="layout" svg:width="0.029cm" svg:height="0.028cm" draw:transform="rotate (-1.5707963267949) translate (11.757cm 8.716cm)">
              <text:p/>
            </draw:ellipse>
            <draw:rect draw:style-name="gr16" draw:text-style-name="P11" draw:layer="layout" svg:width="0.2cm" svg:height="0.343cm" draw:transform="rotate (-1.5707963267949) translate (12.2cm 8.602cm)">
              <text:p/>
            </draw:rect>
            <draw:rect draw:style-name="gr17" draw:text-style-name="P12" draw:layer="layout" svg:width="0.172cm" svg:height="0.315cm" draw:transform="rotate (-1.5707963267949) translate (12.186cm 8.616cm)">
              <text:p/>
            </draw:rect>
            <draw:rect draw:style-name="gr18" draw:text-style-name="P13" draw:layer="layout" svg:width="0.014cm" svg:height="0.115cm" draw:transform="rotate (-1.5707963267949) translate (12.086cm 8.602cm)">
              <text:p/>
            </draw:rect>
            <draw:circle draw:style-name="gr19" draw:text-style-name="P5" draw:layer="layout" svg:width="0.029cm" svg:height="0.029cm" draw:transform="rotate (-1.5707963267949) translate (12.043cm 8.659cm)">
              <text:p/>
            </draw:circle>
            <draw:circle draw:style-name="gr19" draw:text-style-name="P5" draw:layer="layout" svg:width="0.029cm" svg:height="0.029cm" draw:transform="rotate (-1.5707963267949) translate (12.043cm 8.659cm)">
              <text:p/>
            </draw:circle>
            <draw:circle draw:style-name="gr19" draw:text-style-name="P5" draw:layer="layout" svg:width="0.029cm" svg:height="0.029cm" draw:transform="rotate (-1.5707963267949) translate (12.1cm 8.659cm)">
              <text:p/>
            </draw:circle>
            <draw:circle draw:style-name="gr19" draw:text-style-name="P5" draw:layer="layout" svg:width="0.029cm" svg:height="0.029cm" draw:transform="rotate (-1.5707963267949) translate (11.986cm 8.659cm)">
              <text:p/>
            </draw:circle>
            <draw:circle draw:style-name="gr19" draw:text-style-name="P5" draw:layer="layout" svg:width="0.029cm" svg:height="0.029cm" draw:transform="rotate (-1.5707963267949) translate (12.043cm 8.716cm)">
              <text:p/>
            </draw:circle>
            <draw:circle draw:style-name="gr19" draw:text-style-name="P5" draw:layer="layout" svg:width="0.029cm" svg:height="0.029cm" draw:transform="rotate (-1.5707963267949) translate (12.1cm 8.716cm)">
              <text:p/>
            </draw:circle>
            <draw:circle draw:style-name="gr19" draw:text-style-name="P5" draw:layer="layout" svg:width="0.029cm" svg:height="0.029cm" draw:transform="rotate (-1.5707963267949) translate (11.986cm 8.716cm)">
              <text:p/>
            </draw:circle>
          </draw:g>
          <draw:rect draw:style-name="gr16" draw:text-style-name="P11" draw:layer="layout" svg:width="0.2cm" svg:height="0.343cm" svg:x="11.657cm" svg:y="8.202cm">
            <text:p/>
          </draw:rect>
          <draw:rect draw:style-name="gr17" draw:text-style-name="P12" draw:layer="layout" svg:width="0.172cm" svg:height="0.315cm" svg:x="11.671cm" svg:y="8.216cm">
            <text:p/>
          </draw:rect>
          <draw:circle draw:style-name="gr22" draw:text-style-name="P16" draw:layer="layout" svg:width="0.029cm" svg:height="0.029cm" svg:x="11.771cm" svg:y="8.359cm">
            <text:p/>
          </draw:circle>
          <draw:circle draw:style-name="gr20" draw:text-style-name="P14" draw:layer="layout" svg:width="0.029cm" svg:height="0.029cm" svg:x="11.771cm" svg:y="8.359cm">
            <text:p/>
          </draw:circle>
          <draw:circle draw:style-name="gr20" draw:text-style-name="P14" draw:layer="layout" svg:width="0.029cm" svg:height="0.029cm" svg:x="11.714cm" svg:y="8.359cm">
            <text:p/>
          </draw:circle>
          <draw:circle draw:style-name="gr22" draw:text-style-name="P16" draw:layer="layout" svg:width="0.029cm" svg:height="0.029cm" svg:x="11.771cm" svg:y="8.302cm">
            <text:p/>
          </draw:circle>
          <draw:circle draw:style-name="gr22" draw:text-style-name="P16" draw:layer="layout" svg:width="0.029cm" svg:height="0.029cm" svg:x="11.714cm" svg:y="8.302cm">
            <text:p/>
          </draw:circle>
          <draw:circle draw:style-name="gr22" draw:text-style-name="P16" draw:layer="layout" svg:width="0.029cm" svg:height="0.029cm" svg:x="11.771cm" svg:y="8.416cm">
            <text:p/>
          </draw:circle>
          <draw:circle draw:style-name="gr22" draw:text-style-name="P16" draw:layer="layout" svg:width="0.029cm" svg:height="0.029cm" svg:x="11.714cm" svg:y="8.416cm">
            <text:p/>
          </draw:circle>
          <draw:rect draw:style-name="gr18" draw:text-style-name="P13" draw:layer="layout" svg:width="0.014cm" svg:height="0.115cm" svg:x="11.657cm" svg:y="8.316cm">
            <text:p/>
          </draw:rect>
        </draw:g>
        <draw:line draw:style-name="gr4" draw:text-style-name="P2" draw:layer="layout" svg:x1="12.804cm" svg:y1="11.302cm" svg:x2="11.9cm" svg:y2="11.302cm">
          <text:p/>
        </draw:line>
        <draw:frame draw:style-name="gr6" draw:text-style-name="P4" draw:layer="layout" svg:width="1.103cm" svg:height="0.8cm" svg:x="11.85cm" svg:y="10.502cm">
          <draw:text-box>
            <text:p text:style-name="P3">590</text:p>
          </draw:text-box>
        </draw:frame>
        <draw:g draw:style-name="gr5">
          <draw:line draw:style-name="gr3" draw:text-style-name="P2" draw:layer="layout" svg:x1="12.8cm" svg:y1="10.602cm" svg:x2="12.8cm" svg:y2="10.802cm">
            <text:p/>
          </draw:line>
          <draw:line draw:style-name="gr3" draw:text-style-name="P2" draw:layer="layout" svg:x1="12.8cm" svg:y1="10.842cm" svg:x2="12.8cm" svg:y2="10.864cm">
            <text:p/>
          </draw:line>
          <draw:line draw:style-name="gr3" draw:text-style-name="P2" draw:layer="layout" svg:x1="12.8cm" svg:y1="10.902cm" svg:x2="12.8cm" svg:y2="11.102cm">
            <text:p/>
          </draw:line>
          <draw:line draw:style-name="gr3" draw:text-style-name="P2" draw:layer="layout" svg:x1="12.8cm" svg:y1="11.142cm" svg:x2="12.8cm" svg:y2="11.164cm">
            <text:p/>
          </draw:line>
          <draw:line draw:style-name="gr3" draw:text-style-name="P2" draw:layer="layout" svg:x1="12.8cm" svg:y1="11.202cm" svg:x2="12.8cm" svg:y2="11.402cm">
            <text:p/>
          </draw:line>
        </draw:g>
        <draw:g draw:style-name="gr7">
          <draw:polygon draw:style-name="gr8" draw:text-style-name="P2" draw:layer="layout" svg:width="0.799cm" svg:height="0.799cm" svg:x="12.4cm" svg:y="9.001cm" svg:viewBox="0 0 800 800" draw:points="0,0 800,0 800,800 0,800">
            <text:p/>
          </draw:polygon>
          <draw:custom-shape draw:style-name="gr10" draw:text-style-name="P6" draw:layer="layout" svg:width="0.134cm" svg:height="0.134cm" svg:x="12.733cm" svg:y="9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12.734cm" svg:y="9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133cm" svg:height="0.133cm" svg:x="12.735cm" svg:y="9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0.134cm" svg:height="0.134cm" svg:x="12.935cm" svg:y="9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12.936cm" svg:y="9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0.133cm" svg:height="0.133cm" svg:x="12.937cm" svg:y="9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0.133cm" svg:height="0.133cm" svg:x="12.536cm" svg:y="9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5" draw:layer="layout" svg:width="0.133cm" svg:height="0.133cm" svg:x="12.537cm" svg:y="9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0.134cm" svg:height="0.134cm" svg:x="12.537cm" svg:y="9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10" draw:layer="layout" svg:width="1.1cm" svg:height="0.7cm" svg:x="12.2cm" svg:y="9.901cm">
          <draw:text-box>
            <text:p text:style-name="P3"><text:span text:style-name="T2">2IO</text:span></text:p>
          </draw:text-box>
        </draw:frame>
        <draw:g draw:style-name="gr5">
          <draw:line draw:style-name="gr3" draw:text-style-name="P2" draw:layer="layout" svg:x1="12.8cm" svg:y1="8.801cm" svg:x2="12.8cm" svg:y2="9.001cm">
            <text:p/>
          </draw:line>
          <draw:line draw:style-name="gr3" draw:text-style-name="P2" draw:layer="layout" svg:x1="12.8cm" svg:y1="9.041cm" svg:x2="12.8cm" svg:y2="9.063cm">
            <text:p/>
          </draw:line>
          <draw:line draw:style-name="gr3" draw:text-style-name="P2" draw:layer="layout" svg:x1="12.8cm" svg:y1="9.101cm" svg:x2="12.8cm" svg:y2="9.301cm">
            <text:p/>
          </draw:line>
          <draw:line draw:style-name="gr3" draw:text-style-name="P2" draw:layer="layout" svg:x1="12.8cm" svg:y1="9.341cm" svg:x2="12.8cm" svg:y2="9.363cm">
            <text:p/>
          </draw:line>
          <draw:line draw:style-name="gr3" draw:text-style-name="P2" draw:layer="layout" svg:x1="12.8cm" svg:y1="9.401cm" svg:x2="12.8cm" svg:y2="9.601cm">
            <text:p/>
          </draw:line>
          <draw:line draw:style-name="gr3" draw:text-style-name="P2" draw:layer="layout" svg:x1="12.8cm" svg:y1="9.641cm" svg:x2="12.8cm" svg:y2="9.663cm">
            <text:p/>
          </draw:line>
          <draw:line draw:style-name="gr3" draw:text-style-name="P2" draw:layer="layout" svg:x1="12.8cm" svg:y1="9.701cm" svg:x2="12.8cm" svg:y2="9.901cm">
            <text:p/>
          </draw:line>
          <draw:line draw:style-name="gr3" draw:text-style-name="P2" draw:layer="layout" svg:x1="12.8cm" svg:y1="9.941cm" svg:x2="12.8cm" svg:y2="9.963cm">
            <text:p/>
          </draw:line>
        </draw:g>
        <draw:g draw:style-name="gr7">
          <draw:g draw:style-name="gr5">
            <draw:rect draw:style-name="gr16" draw:text-style-name="P11" draw:layer="layout" svg:width="0.2cm" svg:height="0.457cm" draw:transform="rotate (-1.5707963267949) translate (12.857cm 8.603cm)">
              <text:p/>
            </draw:rect>
            <draw:rect draw:style-name="gr17" draw:text-style-name="P12" draw:layer="layout" svg:width="0.172cm" svg:height="0.429cm" draw:transform="rotate (-1.5707963267949) translate (12.843cm 8.617cm)">
              <text:p/>
            </draw:rect>
            <draw:rect draw:style-name="gr18" draw:text-style-name="P13" draw:layer="layout" svg:width="0.014cm" svg:height="0.115cm" draw:transform="rotate (-1.5707963267949) translate (12.686cm 8.603cm)">
              <text:p/>
            </draw:rect>
            <draw:circle draw:style-name="gr19" draw:text-style-name="P5" draw:layer="layout" svg:width="0.029cm" svg:height="0.029cm" draw:transform="rotate (-1.5707963267949) translate (12.586cm 8.66cm)">
              <text:p/>
            </draw:circle>
            <draw:circle draw:style-name="gr19" draw:text-style-name="P5" draw:layer="layout" svg:width="0.029cm" svg:height="0.029cm" draw:transform="rotate (-1.5707963267949) translate (12.586cm 8.66cm)">
              <text:p/>
            </draw:circle>
            <draw:circle draw:style-name="gr19" draw:text-style-name="P5" draw:layer="layout" svg:width="0.029cm" svg:height="0.029cm" draw:transform="rotate (-1.5707963267949) translate (12.586cm 8.717cm)">
              <text:p/>
            </draw:circle>
            <draw:circle draw:style-name="gr20" draw:text-style-name="P14" draw:layer="layout" svg:width="0.029cm" svg:height="0.029cm" draw:transform="rotate (-1.5707963267949) translate (12.643cm 8.66cm)">
              <text:p/>
            </draw:circle>
            <draw:circle draw:style-name="gr21" draw:text-style-name="P15" draw:layer="layout" svg:width="0.029cm" svg:height="0.029cm" draw:transform="rotate (-1.5707963267949) translate (12.643cm 8.717cm)">
              <text:p/>
            </draw:circle>
            <draw:circle draw:style-name="gr19" draw:text-style-name="P5" draw:layer="layout" svg:width="0.029cm" svg:height="0.029cm" draw:transform="rotate (-1.5707963267949) translate (12.529cm 8.66cm)">
              <text:p/>
            </draw:circle>
            <draw:circle draw:style-name="gr19" draw:text-style-name="P5" draw:layer="layout" svg:width="0.029cm" svg:height="0.029cm" draw:transform="rotate (-1.5707963267949) translate (12.529cm 8.717cm)">
              <text:p/>
            </draw:circle>
            <draw:ellipse draw:style-name="gr19" draw:text-style-name="P5" draw:layer="layout" svg:width="0.029cm" svg:height="0.028cm" draw:transform="rotate (-1.5707963267949) translate (12.7cm 8.66cm)">
              <text:p/>
            </draw:ellipse>
            <draw:ellipse draw:style-name="gr19" draw:text-style-name="P5" draw:layer="layout" svg:width="0.029cm" svg:height="0.028cm" draw:transform="rotate (-1.5707963267949) translate (12.7cm 8.66cm)">
              <text:p/>
            </draw:ellipse>
            <draw:ellipse draw:style-name="gr19" draw:text-style-name="P5" draw:layer="layout" svg:width="0.029cm" svg:height="0.028cm" draw:transform="rotate (-1.5707963267949) translate (12.7cm 8.717cm)">
              <text:p/>
            </draw:ellipse>
            <draw:ellipse draw:style-name="gr19" draw:text-style-name="P5" draw:layer="layout" svg:width="0.029cm" svg:height="0.028cm" draw:transform="rotate (-1.5707963267949) translate (12.757cm 8.66cm)">
              <text:p/>
            </draw:ellipse>
            <draw:ellipse draw:style-name="gr19" draw:text-style-name="P5" draw:layer="layout" svg:width="0.029cm" svg:height="0.028cm" draw:transform="rotate (-1.5707963267949) translate (12.757cm 8.717cm)">
              <text:p/>
            </draw:ellipse>
            <draw:rect draw:style-name="gr16" draw:text-style-name="P11" draw:layer="layout" svg:width="0.2cm" svg:height="0.343cm" draw:transform="rotate (-1.5707963267949) translate (13.2cm 8.603cm)">
              <text:p/>
            </draw:rect>
            <draw:rect draw:style-name="gr17" draw:text-style-name="P12" draw:layer="layout" svg:width="0.172cm" svg:height="0.315cm" draw:transform="rotate (-1.5707963267949) translate (13.186cm 8.617cm)">
              <text:p/>
            </draw:rect>
            <draw:rect draw:style-name="gr18" draw:text-style-name="P13" draw:layer="layout" svg:width="0.014cm" svg:height="0.115cm" draw:transform="rotate (-1.5707963267949) translate (13.086cm 8.603cm)">
              <text:p/>
            </draw:rect>
            <draw:circle draw:style-name="gr19" draw:text-style-name="P5" draw:layer="layout" svg:width="0.029cm" svg:height="0.029cm" draw:transform="rotate (-1.5707963267949) translate (13.043cm 8.66cm)">
              <text:p/>
            </draw:circle>
            <draw:circle draw:style-name="gr19" draw:text-style-name="P5" draw:layer="layout" svg:width="0.029cm" svg:height="0.029cm" draw:transform="rotate (-1.5707963267949) translate (13.043cm 8.66cm)">
              <text:p/>
            </draw:circle>
            <draw:circle draw:style-name="gr19" draw:text-style-name="P5" draw:layer="layout" svg:width="0.029cm" svg:height="0.029cm" draw:transform="rotate (-1.5707963267949) translate (13.1cm 8.66cm)">
              <text:p/>
            </draw:circle>
            <draw:circle draw:style-name="gr19" draw:text-style-name="P5" draw:layer="layout" svg:width="0.029cm" svg:height="0.029cm" draw:transform="rotate (-1.5707963267949) translate (12.986cm 8.66cm)">
              <text:p/>
            </draw:circle>
            <draw:circle draw:style-name="gr19" draw:text-style-name="P5" draw:layer="layout" svg:width="0.029cm" svg:height="0.029cm" draw:transform="rotate (-1.5707963267949) translate (13.043cm 8.717cm)">
              <text:p/>
            </draw:circle>
            <draw:circle draw:style-name="gr19" draw:text-style-name="P5" draw:layer="layout" svg:width="0.029cm" svg:height="0.029cm" draw:transform="rotate (-1.5707963267949) translate (13.1cm 8.717cm)">
              <text:p/>
            </draw:circle>
            <draw:circle draw:style-name="gr19" draw:text-style-name="P5" draw:layer="layout" svg:width="0.029cm" svg:height="0.029cm" draw:transform="rotate (-1.5707963267949) translate (12.986cm 8.717cm)">
              <text:p/>
            </draw:circle>
          </draw:g>
          <draw:rect draw:style-name="gr16" draw:text-style-name="P11" draw:layer="layout" svg:width="0.2cm" svg:height="0.343cm" svg:x="12.657cm" svg:y="8.203cm">
            <text:p/>
          </draw:rect>
          <draw:rect draw:style-name="gr17" draw:text-style-name="P12" draw:layer="layout" svg:width="0.172cm" svg:height="0.315cm" svg:x="12.671cm" svg:y="8.217cm">
            <text:p/>
          </draw:rect>
          <draw:circle draw:style-name="gr22" draw:text-style-name="P16" draw:layer="layout" svg:width="0.029cm" svg:height="0.029cm" svg:x="12.771cm" svg:y="8.36cm">
            <text:p/>
          </draw:circle>
          <draw:circle draw:style-name="gr20" draw:text-style-name="P14" draw:layer="layout" svg:width="0.029cm" svg:height="0.029cm" svg:x="12.771cm" svg:y="8.36cm">
            <text:p/>
          </draw:circle>
          <draw:circle draw:style-name="gr20" draw:text-style-name="P14" draw:layer="layout" svg:width="0.029cm" svg:height="0.029cm" svg:x="12.714cm" svg:y="8.36cm">
            <text:p/>
          </draw:circle>
          <draw:circle draw:style-name="gr22" draw:text-style-name="P16" draw:layer="layout" svg:width="0.029cm" svg:height="0.029cm" svg:x="12.771cm" svg:y="8.303cm">
            <text:p/>
          </draw:circle>
          <draw:circle draw:style-name="gr22" draw:text-style-name="P16" draw:layer="layout" svg:width="0.029cm" svg:height="0.029cm" svg:x="12.714cm" svg:y="8.303cm">
            <text:p/>
          </draw:circle>
          <draw:circle draw:style-name="gr22" draw:text-style-name="P16" draw:layer="layout" svg:width="0.029cm" svg:height="0.029cm" svg:x="12.771cm" svg:y="8.417cm">
            <text:p/>
          </draw:circle>
          <draw:circle draw:style-name="gr22" draw:text-style-name="P16" draw:layer="layout" svg:width="0.029cm" svg:height="0.029cm" svg:x="12.714cm" svg:y="8.417cm">
            <text:p/>
          </draw:circle>
          <draw:rect draw:style-name="gr18" draw:text-style-name="P13" draw:layer="layout" svg:width="0.014cm" svg:height="0.115cm" svg:x="12.657cm" svg:y="8.317cm">
            <text:p/>
          </draw:rect>
        </draw:g>
        <draw:line draw:style-name="gr4" draw:text-style-name="P2" draw:layer="layout" svg:x1="13.804cm" svg:y1="11.303cm" svg:x2="12.9cm" svg:y2="11.303cm">
          <text:p/>
        </draw:line>
        <draw:frame draw:style-name="gr6" draw:text-style-name="P4" draw:layer="layout" svg:width="1.103cm" svg:height="0.8cm" svg:x="12.85cm" svg:y="10.503cm">
          <draw:text-box>
            <text:p text:style-name="P3">640</text:p>
          </draw:text-box>
        </draw:frame>
        <draw:g draw:style-name="gr5">
          <draw:line draw:style-name="gr3" draw:text-style-name="P2" draw:layer="layout" svg:x1="13.8cm" svg:y1="10.603cm" svg:x2="13.8cm" svg:y2="10.803cm">
            <text:p/>
          </draw:line>
          <draw:line draw:style-name="gr3" draw:text-style-name="P2" draw:layer="layout" svg:x1="13.8cm" svg:y1="10.843cm" svg:x2="13.8cm" svg:y2="10.865cm">
            <text:p/>
          </draw:line>
          <draw:line draw:style-name="gr3" draw:text-style-name="P2" draw:layer="layout" svg:x1="13.8cm" svg:y1="10.903cm" svg:x2="13.8cm" svg:y2="11.103cm">
            <text:p/>
          </draw:line>
          <draw:line draw:style-name="gr3" draw:text-style-name="P2" draw:layer="layout" svg:x1="13.8cm" svg:y1="11.143cm" svg:x2="13.8cm" svg:y2="11.165cm">
            <text:p/>
          </draw:line>
          <draw:line draw:style-name="gr3" draw:text-style-name="P2" draw:layer="layout" svg:x1="13.8cm" svg:y1="11.203cm" svg:x2="13.8cm" svg:y2="11.403cm">
            <text:p/>
          </draw:line>
        </draw:g>
        <draw:g draw:style-name="gr7">
          <draw:polygon draw:style-name="gr8" draw:text-style-name="P2" draw:layer="layout" svg:width="0.799cm" svg:height="0.799cm" svg:x="13.4cm" svg:y="9.002cm" svg:viewBox="0 0 800 800" draw:points="0,0 800,0 800,800 0,800">
            <text:p/>
          </draw:polygon>
          <draw:custom-shape draw:style-name="gr10" draw:text-style-name="P6" draw:layer="layout" svg:width="0.134cm" svg:height="0.134cm" svg:x="13.733cm" svg:y="9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13.734cm" svg:y="9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133cm" svg:height="0.133cm" svg:x="13.735cm" svg:y="9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0.134cm" svg:height="0.134cm" svg:x="13.935cm" svg:y="9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13.936cm" svg:y="9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0.133cm" svg:height="0.133cm" svg:x="13.937cm" svg:y="9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0.133cm" svg:height="0.133cm" svg:x="13.536cm" svg:y="9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5" draw:layer="layout" svg:width="0.133cm" svg:height="0.133cm" svg:x="13.537cm" svg:y="9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0.134cm" svg:height="0.134cm" svg:x="13.537cm" svg:y="9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10" draw:layer="layout" svg:width="1.1cm" svg:height="0.7cm" svg:x="13.2cm" svg:y="9.902cm">
          <draw:text-box>
            <text:p text:style-name="P3"><text:span text:style-name="T2">2IO</text:span></text:p>
          </draw:text-box>
        </draw:frame>
        <draw:g draw:style-name="gr5">
          <draw:line draw:style-name="gr3" draw:text-style-name="P2" draw:layer="layout" svg:x1="13.8cm" svg:y1="8.802cm" svg:x2="13.8cm" svg:y2="9.002cm">
            <text:p/>
          </draw:line>
          <draw:line draw:style-name="gr3" draw:text-style-name="P2" draw:layer="layout" svg:x1="13.8cm" svg:y1="9.042cm" svg:x2="13.8cm" svg:y2="9.064cm">
            <text:p/>
          </draw:line>
          <draw:line draw:style-name="gr3" draw:text-style-name="P2" draw:layer="layout" svg:x1="13.8cm" svg:y1="9.102cm" svg:x2="13.8cm" svg:y2="9.302cm">
            <text:p/>
          </draw:line>
          <draw:line draw:style-name="gr3" draw:text-style-name="P2" draw:layer="layout" svg:x1="13.8cm" svg:y1="9.342cm" svg:x2="13.8cm" svg:y2="9.364cm">
            <text:p/>
          </draw:line>
          <draw:line draw:style-name="gr3" draw:text-style-name="P2" draw:layer="layout" svg:x1="13.8cm" svg:y1="9.402cm" svg:x2="13.8cm" svg:y2="9.602cm">
            <text:p/>
          </draw:line>
          <draw:line draw:style-name="gr3" draw:text-style-name="P2" draw:layer="layout" svg:x1="13.8cm" svg:y1="9.642cm" svg:x2="13.8cm" svg:y2="9.664cm">
            <text:p/>
          </draw:line>
          <draw:line draw:style-name="gr3" draw:text-style-name="P2" draw:layer="layout" svg:x1="13.8cm" svg:y1="9.702cm" svg:x2="13.8cm" svg:y2="9.902cm">
            <text:p/>
          </draw:line>
          <draw:line draw:style-name="gr3" draw:text-style-name="P2" draw:layer="layout" svg:x1="13.8cm" svg:y1="9.942cm" svg:x2="13.8cm" svg:y2="9.964cm">
            <text:p/>
          </draw:line>
        </draw:g>
        <draw:g draw:style-name="gr7">
          <draw:g draw:style-name="gr5">
            <draw:rect draw:style-name="gr16" draw:text-style-name="P11" draw:layer="layout" svg:width="0.2cm" svg:height="0.457cm" draw:transform="rotate (-1.5707963267949) translate (13.857cm 8.604cm)">
              <text:p/>
            </draw:rect>
            <draw:rect draw:style-name="gr17" draw:text-style-name="P12" draw:layer="layout" svg:width="0.172cm" svg:height="0.429cm" draw:transform="rotate (-1.5707963267949) translate (13.843cm 8.618cm)">
              <text:p/>
            </draw:rect>
            <draw:rect draw:style-name="gr18" draw:text-style-name="P13" draw:layer="layout" svg:width="0.014cm" svg:height="0.115cm" draw:transform="rotate (-1.5707963267949) translate (13.686cm 8.604cm)">
              <text:p/>
            </draw:rect>
            <draw:circle draw:style-name="gr19" draw:text-style-name="P5" draw:layer="layout" svg:width="0.029cm" svg:height="0.029cm" draw:transform="rotate (-1.5707963267949) translate (13.586cm 8.661cm)">
              <text:p/>
            </draw:circle>
            <draw:circle draw:style-name="gr19" draw:text-style-name="P5" draw:layer="layout" svg:width="0.029cm" svg:height="0.029cm" draw:transform="rotate (-1.5707963267949) translate (13.586cm 8.661cm)">
              <text:p/>
            </draw:circle>
            <draw:circle draw:style-name="gr19" draw:text-style-name="P5" draw:layer="layout" svg:width="0.029cm" svg:height="0.029cm" draw:transform="rotate (-1.5707963267949) translate (13.586cm 8.718cm)">
              <text:p/>
            </draw:circle>
            <draw:circle draw:style-name="gr20" draw:text-style-name="P14" draw:layer="layout" svg:width="0.029cm" svg:height="0.029cm" draw:transform="rotate (-1.5707963267949) translate (13.643cm 8.661cm)">
              <text:p/>
            </draw:circle>
            <draw:circle draw:style-name="gr21" draw:text-style-name="P15" draw:layer="layout" svg:width="0.029cm" svg:height="0.029cm" draw:transform="rotate (-1.5707963267949) translate (13.643cm 8.718cm)">
              <text:p/>
            </draw:circle>
            <draw:circle draw:style-name="gr19" draw:text-style-name="P5" draw:layer="layout" svg:width="0.029cm" svg:height="0.029cm" draw:transform="rotate (-1.5707963267949) translate (13.529cm 8.661cm)">
              <text:p/>
            </draw:circle>
            <draw:circle draw:style-name="gr19" draw:text-style-name="P5" draw:layer="layout" svg:width="0.029cm" svg:height="0.029cm" draw:transform="rotate (-1.5707963267949) translate (13.529cm 8.718cm)">
              <text:p/>
            </draw:circle>
            <draw:ellipse draw:style-name="gr19" draw:text-style-name="P5" draw:layer="layout" svg:width="0.029cm" svg:height="0.028cm" draw:transform="rotate (-1.5707963267949) translate (13.7cm 8.661cm)">
              <text:p/>
            </draw:ellipse>
            <draw:ellipse draw:style-name="gr19" draw:text-style-name="P5" draw:layer="layout" svg:width="0.029cm" svg:height="0.028cm" draw:transform="rotate (-1.5707963267949) translate (13.7cm 8.661cm)">
              <text:p/>
            </draw:ellipse>
            <draw:ellipse draw:style-name="gr19" draw:text-style-name="P5" draw:layer="layout" svg:width="0.029cm" svg:height="0.028cm" draw:transform="rotate (-1.5707963267949) translate (13.7cm 8.718cm)">
              <text:p/>
            </draw:ellipse>
            <draw:ellipse draw:style-name="gr19" draw:text-style-name="P5" draw:layer="layout" svg:width="0.029cm" svg:height="0.028cm" draw:transform="rotate (-1.5707963267949) translate (13.757cm 8.661cm)">
              <text:p/>
            </draw:ellipse>
            <draw:ellipse draw:style-name="gr19" draw:text-style-name="P5" draw:layer="layout" svg:width="0.029cm" svg:height="0.028cm" draw:transform="rotate (-1.5707963267949) translate (13.757cm 8.718cm)">
              <text:p/>
            </draw:ellipse>
            <draw:rect draw:style-name="gr16" draw:text-style-name="P11" draw:layer="layout" svg:width="0.2cm" svg:height="0.343cm" draw:transform="rotate (-1.5707963267949) translate (14.2cm 8.604cm)">
              <text:p/>
            </draw:rect>
            <draw:rect draw:style-name="gr17" draw:text-style-name="P12" draw:layer="layout" svg:width="0.172cm" svg:height="0.315cm" draw:transform="rotate (-1.5707963267949) translate (14.186cm 8.618cm)">
              <text:p/>
            </draw:rect>
            <draw:rect draw:style-name="gr18" draw:text-style-name="P13" draw:layer="layout" svg:width="0.014cm" svg:height="0.115cm" draw:transform="rotate (-1.5707963267949) translate (14.086cm 8.604cm)">
              <text:p/>
            </draw:rect>
            <draw:circle draw:style-name="gr19" draw:text-style-name="P5" draw:layer="layout" svg:width="0.029cm" svg:height="0.029cm" draw:transform="rotate (-1.5707963267949) translate (14.043cm 8.661cm)">
              <text:p/>
            </draw:circle>
            <draw:circle draw:style-name="gr19" draw:text-style-name="P5" draw:layer="layout" svg:width="0.029cm" svg:height="0.029cm" draw:transform="rotate (-1.5707963267949) translate (14.043cm 8.661cm)">
              <text:p/>
            </draw:circle>
            <draw:circle draw:style-name="gr19" draw:text-style-name="P5" draw:layer="layout" svg:width="0.029cm" svg:height="0.029cm" draw:transform="rotate (-1.5707963267949) translate (14.1cm 8.661cm)">
              <text:p/>
            </draw:circle>
            <draw:circle draw:style-name="gr19" draw:text-style-name="P5" draw:layer="layout" svg:width="0.029cm" svg:height="0.029cm" draw:transform="rotate (-1.5707963267949) translate (13.986cm 8.661cm)">
              <text:p/>
            </draw:circle>
            <draw:circle draw:style-name="gr19" draw:text-style-name="P5" draw:layer="layout" svg:width="0.029cm" svg:height="0.029cm" draw:transform="rotate (-1.5707963267949) translate (14.043cm 8.718cm)">
              <text:p/>
            </draw:circle>
            <draw:circle draw:style-name="gr19" draw:text-style-name="P5" draw:layer="layout" svg:width="0.029cm" svg:height="0.029cm" draw:transform="rotate (-1.5707963267949) translate (14.1cm 8.718cm)">
              <text:p/>
            </draw:circle>
            <draw:circle draw:style-name="gr19" draw:text-style-name="P5" draw:layer="layout" svg:width="0.029cm" svg:height="0.029cm" draw:transform="rotate (-1.5707963267949) translate (13.986cm 8.718cm)">
              <text:p/>
            </draw:circle>
          </draw:g>
          <draw:rect draw:style-name="gr16" draw:text-style-name="P11" draw:layer="layout" svg:width="0.2cm" svg:height="0.343cm" svg:x="13.657cm" svg:y="8.204cm">
            <text:p/>
          </draw:rect>
          <draw:rect draw:style-name="gr17" draw:text-style-name="P12" draw:layer="layout" svg:width="0.172cm" svg:height="0.315cm" svg:x="13.671cm" svg:y="8.218cm">
            <text:p/>
          </draw:rect>
          <draw:circle draw:style-name="gr22" draw:text-style-name="P16" draw:layer="layout" svg:width="0.029cm" svg:height="0.029cm" svg:x="13.771cm" svg:y="8.361cm">
            <text:p/>
          </draw:circle>
          <draw:circle draw:style-name="gr20" draw:text-style-name="P14" draw:layer="layout" svg:width="0.029cm" svg:height="0.029cm" svg:x="13.771cm" svg:y="8.361cm">
            <text:p/>
          </draw:circle>
          <draw:circle draw:style-name="gr20" draw:text-style-name="P14" draw:layer="layout" svg:width="0.029cm" svg:height="0.029cm" svg:x="13.714cm" svg:y="8.361cm">
            <text:p/>
          </draw:circle>
          <draw:circle draw:style-name="gr22" draw:text-style-name="P16" draw:layer="layout" svg:width="0.029cm" svg:height="0.029cm" svg:x="13.771cm" svg:y="8.304cm">
            <text:p/>
          </draw:circle>
          <draw:circle draw:style-name="gr22" draw:text-style-name="P16" draw:layer="layout" svg:width="0.029cm" svg:height="0.029cm" svg:x="13.714cm" svg:y="8.304cm">
            <text:p/>
          </draw:circle>
          <draw:circle draw:style-name="gr22" draw:text-style-name="P16" draw:layer="layout" svg:width="0.029cm" svg:height="0.029cm" svg:x="13.771cm" svg:y="8.418cm">
            <text:p/>
          </draw:circle>
          <draw:circle draw:style-name="gr22" draw:text-style-name="P16" draw:layer="layout" svg:width="0.029cm" svg:height="0.029cm" svg:x="13.714cm" svg:y="8.418cm">
            <text:p/>
          </draw:circle>
          <draw:rect draw:style-name="gr18" draw:text-style-name="P13" draw:layer="layout" svg:width="0.014cm" svg:height="0.115cm" svg:x="13.657cm" svg:y="8.318cm">
            <text:p/>
          </draw:rect>
        </draw:g>
        <draw:g draw:style-name="gr5">
          <draw:line draw:style-name="gr3" draw:text-style-name="P2" draw:layer="layout" svg:x1="16.8cm" svg:y1="10.604cm" svg:x2="16.8cm" svg:y2="10.804cm">
            <text:p/>
          </draw:line>
          <draw:line draw:style-name="gr3" draw:text-style-name="P2" draw:layer="layout" svg:x1="16.8cm" svg:y1="10.844cm" svg:x2="16.8cm" svg:y2="10.866cm">
            <text:p/>
          </draw:line>
          <draw:line draw:style-name="gr3" draw:text-style-name="P2" draw:layer="layout" svg:x1="16.8cm" svg:y1="10.904cm" svg:x2="16.8cm" svg:y2="11.104cm">
            <text:p/>
          </draw:line>
          <draw:line draw:style-name="gr3" draw:text-style-name="P2" draw:layer="layout" svg:x1="16.8cm" svg:y1="11.144cm" svg:x2="16.8cm" svg:y2="11.166cm">
            <text:p/>
          </draw:line>
          <draw:line draw:style-name="gr3" draw:text-style-name="P2" draw:layer="layout" svg:x1="16.8cm" svg:y1="11.204cm" svg:x2="16.8cm" svg:y2="11.404cm">
            <text:p/>
          </draw:line>
        </draw:g>
        <draw:g draw:style-name="gr7">
          <draw:g draw:style-name="gr5">
            <draw:rect draw:style-name="gr16" draw:text-style-name="P11" draw:layer="layout" svg:width="0.2cm" svg:height="0.457cm" draw:transform="rotate (-1.5707963267949) translate (16.857cm 8.605cm)">
              <text:p/>
            </draw:rect>
            <draw:rect draw:style-name="gr17" draw:text-style-name="P12" draw:layer="layout" svg:width="0.172cm" svg:height="0.429cm" draw:transform="rotate (-1.5707963267949) translate (16.843cm 8.619cm)">
              <text:p/>
            </draw:rect>
            <draw:rect draw:style-name="gr18" draw:text-style-name="P13" draw:layer="layout" svg:width="0.014cm" svg:height="0.115cm" draw:transform="rotate (-1.5707963267949) translate (16.686cm 8.605cm)">
              <text:p/>
            </draw:rect>
            <draw:circle draw:style-name="gr19" draw:text-style-name="P5" draw:layer="layout" svg:width="0.029cm" svg:height="0.029cm" draw:transform="rotate (-1.5707963267949) translate (16.586cm 8.662cm)">
              <text:p/>
            </draw:circle>
            <draw:circle draw:style-name="gr19" draw:text-style-name="P5" draw:layer="layout" svg:width="0.029cm" svg:height="0.029cm" draw:transform="rotate (-1.5707963267949) translate (16.586cm 8.662cm)">
              <text:p/>
            </draw:circle>
            <draw:circle draw:style-name="gr19" draw:text-style-name="P5" draw:layer="layout" svg:width="0.029cm" svg:height="0.029cm" draw:transform="rotate (-1.5707963267949) translate (16.586cm 8.719cm)">
              <text:p/>
            </draw:circle>
            <draw:circle draw:style-name="gr20" draw:text-style-name="P14" draw:layer="layout" svg:width="0.029cm" svg:height="0.029cm" draw:transform="rotate (-1.5707963267949) translate (16.643cm 8.662cm)">
              <text:p/>
            </draw:circle>
            <draw:circle draw:style-name="gr21" draw:text-style-name="P15" draw:layer="layout" svg:width="0.029cm" svg:height="0.029cm" draw:transform="rotate (-1.5707963267949) translate (16.643cm 8.719cm)">
              <text:p/>
            </draw:circle>
            <draw:circle draw:style-name="gr19" draw:text-style-name="P5" draw:layer="layout" svg:width="0.029cm" svg:height="0.029cm" draw:transform="rotate (-1.5707963267949) translate (16.529cm 8.662cm)">
              <text:p/>
            </draw:circle>
            <draw:circle draw:style-name="gr19" draw:text-style-name="P5" draw:layer="layout" svg:width="0.029cm" svg:height="0.029cm" draw:transform="rotate (-1.5707963267949) translate (16.529cm 8.719cm)">
              <text:p/>
            </draw:circle>
            <draw:ellipse draw:style-name="gr19" draw:text-style-name="P5" draw:layer="layout" svg:width="0.029cm" svg:height="0.028cm" draw:transform="rotate (-1.5707963267949) translate (16.7cm 8.662cm)">
              <text:p/>
            </draw:ellipse>
            <draw:ellipse draw:style-name="gr19" draw:text-style-name="P5" draw:layer="layout" svg:width="0.029cm" svg:height="0.028cm" draw:transform="rotate (-1.5707963267949) translate (16.7cm 8.662cm)">
              <text:p/>
            </draw:ellipse>
            <draw:ellipse draw:style-name="gr19" draw:text-style-name="P5" draw:layer="layout" svg:width="0.029cm" svg:height="0.028cm" draw:transform="rotate (-1.5707963267949) translate (16.7cm 8.719cm)">
              <text:p/>
            </draw:ellipse>
            <draw:ellipse draw:style-name="gr19" draw:text-style-name="P5" draw:layer="layout" svg:width="0.029cm" svg:height="0.028cm" draw:transform="rotate (-1.5707963267949) translate (16.757cm 8.662cm)">
              <text:p/>
            </draw:ellipse>
            <draw:ellipse draw:style-name="gr19" draw:text-style-name="P5" draw:layer="layout" svg:width="0.029cm" svg:height="0.028cm" draw:transform="rotate (-1.5707963267949) translate (16.757cm 8.719cm)">
              <text:p/>
            </draw:ellipse>
            <draw:rect draw:style-name="gr16" draw:text-style-name="P11" draw:layer="layout" svg:width="0.2cm" svg:height="0.343cm" draw:transform="rotate (-1.5707963267949) translate (17.2cm 8.605cm)">
              <text:p/>
            </draw:rect>
            <draw:rect draw:style-name="gr17" draw:text-style-name="P12" draw:layer="layout" svg:width="0.172cm" svg:height="0.315cm" draw:transform="rotate (-1.5707963267949) translate (17.186cm 8.619cm)">
              <text:p/>
            </draw:rect>
            <draw:rect draw:style-name="gr18" draw:text-style-name="P13" draw:layer="layout" svg:width="0.014cm" svg:height="0.115cm" draw:transform="rotate (-1.5707963267949) translate (17.086cm 8.605cm)">
              <text:p/>
            </draw:rect>
            <draw:circle draw:style-name="gr19" draw:text-style-name="P5" draw:layer="layout" svg:width="0.029cm" svg:height="0.029cm" draw:transform="rotate (-1.5707963267949) translate (17.043cm 8.662cm)">
              <text:p/>
            </draw:circle>
            <draw:circle draw:style-name="gr19" draw:text-style-name="P5" draw:layer="layout" svg:width="0.029cm" svg:height="0.029cm" draw:transform="rotate (-1.5707963267949) translate (17.043cm 8.662cm)">
              <text:p/>
            </draw:circle>
            <draw:circle draw:style-name="gr19" draw:text-style-name="P5" draw:layer="layout" svg:width="0.029cm" svg:height="0.029cm" draw:transform="rotate (-1.5707963267949) translate (17.1cm 8.662cm)">
              <text:p/>
            </draw:circle>
            <draw:circle draw:style-name="gr19" draw:text-style-name="P5" draw:layer="layout" svg:width="0.029cm" svg:height="0.029cm" draw:transform="rotate (-1.5707963267949) translate (16.986cm 8.662cm)">
              <text:p/>
            </draw:circle>
            <draw:circle draw:style-name="gr19" draw:text-style-name="P5" draw:layer="layout" svg:width="0.029cm" svg:height="0.029cm" draw:transform="rotate (-1.5707963267949) translate (17.043cm 8.719cm)">
              <text:p/>
            </draw:circle>
            <draw:circle draw:style-name="gr19" draw:text-style-name="P5" draw:layer="layout" svg:width="0.029cm" svg:height="0.029cm" draw:transform="rotate (-1.5707963267949) translate (17.1cm 8.719cm)">
              <text:p/>
            </draw:circle>
            <draw:circle draw:style-name="gr19" draw:text-style-name="P5" draw:layer="layout" svg:width="0.029cm" svg:height="0.029cm" draw:transform="rotate (-1.5707963267949) translate (16.986cm 8.719cm)">
              <text:p/>
            </draw:circle>
          </draw:g>
          <draw:rect draw:style-name="gr16" draw:text-style-name="P11" draw:layer="layout" svg:width="0.2cm" svg:height="0.343cm" svg:x="16.657cm" svg:y="8.205cm">
            <text:p/>
          </draw:rect>
          <draw:rect draw:style-name="gr17" draw:text-style-name="P12" draw:layer="layout" svg:width="0.172cm" svg:height="0.315cm" svg:x="16.671cm" svg:y="8.219cm">
            <text:p/>
          </draw:rect>
          <draw:circle draw:style-name="gr22" draw:text-style-name="P16" draw:layer="layout" svg:width="0.029cm" svg:height="0.029cm" svg:x="16.771cm" svg:y="8.362cm">
            <text:p/>
          </draw:circle>
          <draw:circle draw:style-name="gr20" draw:text-style-name="P14" draw:layer="layout" svg:width="0.029cm" svg:height="0.029cm" svg:x="16.771cm" svg:y="8.362cm">
            <text:p/>
          </draw:circle>
          <draw:circle draw:style-name="gr20" draw:text-style-name="P14" draw:layer="layout" svg:width="0.029cm" svg:height="0.029cm" svg:x="16.714cm" svg:y="8.362cm">
            <text:p/>
          </draw:circle>
          <draw:circle draw:style-name="gr22" draw:text-style-name="P16" draw:layer="layout" svg:width="0.029cm" svg:height="0.029cm" svg:x="16.771cm" svg:y="8.305cm">
            <text:p/>
          </draw:circle>
          <draw:circle draw:style-name="gr22" draw:text-style-name="P16" draw:layer="layout" svg:width="0.029cm" svg:height="0.029cm" svg:x="16.714cm" svg:y="8.305cm">
            <text:p/>
          </draw:circle>
          <draw:circle draw:style-name="gr22" draw:text-style-name="P16" draw:layer="layout" svg:width="0.029cm" svg:height="0.029cm" svg:x="16.771cm" svg:y="8.419cm">
            <text:p/>
          </draw:circle>
          <draw:circle draw:style-name="gr22" draw:text-style-name="P16" draw:layer="layout" svg:width="0.029cm" svg:height="0.029cm" svg:x="16.714cm" svg:y="8.419cm">
            <text:p/>
          </draw:circle>
          <draw:rect draw:style-name="gr18" draw:text-style-name="P13" draw:layer="layout" svg:width="0.014cm" svg:height="0.115cm" svg:x="16.657cm" svg:y="8.319cm">
            <text:p/>
          </draw:rect>
        </draw:g>
        <draw:line draw:style-name="gr4" draw:text-style-name="P2" draw:layer="layout" svg:x1="16.804cm" svg:y1="11.304cm" svg:x2="15.9cm" svg:y2="11.304cm">
          <text:p/>
        </draw:line>
        <draw:frame draw:style-name="gr6" draw:text-style-name="P4" draw:layer="layout" svg:width="1.103cm" svg:height="0.8cm" svg:x="15.85cm" svg:y="10.504cm">
          <draw:text-box>
            <text:p text:style-name="P3">790</text:p>
          </draw:text-box>
        </draw:frame>
        <draw:g draw:style-name="gr7">
          <draw:polygon draw:style-name="gr8" draw:text-style-name="P2" draw:layer="layout" svg:width="0.799cm" svg:height="0.799cm" svg:x="16.4cm" svg:y="9cm" svg:viewBox="0 0 800 800" draw:points="0,0 800,0 800,800 0,800">
            <text:p/>
          </draw:polygon>
          <draw:custom-shape draw:style-name="gr9" draw:text-style-name="P5" draw:layer="layout" svg:width="0.134cm" svg:height="0.134cm" svg:x="16.733cm" svg:y="9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133cm" svg:height="0.133cm" svg:x="16.734cm" svg:y="9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16.735cm" svg:y="9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4cm" svg:height="0.134cm" svg:x="16.935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16.936cm" svg:y="9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16.937cm" svg:y="9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33cm" svg:height="0.133cm" svg:x="16.536cm" svg:y="9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133cm" svg:height="0.133cm" svg:x="16.537cm" svg:y="9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134cm" svg:height="0.134cm" svg:x="16.537cm" svg:y="9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10" draw:layer="layout" svg:width="1.1cm" svg:height="0.7cm" svg:x="16.25cm" svg:y="9.9cm">
          <draw:text-box>
            <text:p text:style-name="P3"><text:span text:style-name="T2">W2</text:span></text:p>
          </draw:text-box>
        </draw:frame>
        <draw:g draw:style-name="gr5">
          <draw:line draw:style-name="gr3" draw:text-style-name="P2" draw:layer="layout" svg:x1="16.8cm" svg:y1="8.803cm" svg:x2="16.8cm" svg:y2="9.003cm">
            <text:p/>
          </draw:line>
          <draw:line draw:style-name="gr3" draw:text-style-name="P2" draw:layer="layout" svg:x1="16.8cm" svg:y1="9.043cm" svg:x2="16.8cm" svg:y2="9.065cm">
            <text:p/>
          </draw:line>
          <draw:line draw:style-name="gr3" draw:text-style-name="P2" draw:layer="layout" svg:x1="16.8cm" svg:y1="9.103cm" svg:x2="16.8cm" svg:y2="9.303cm">
            <text:p/>
          </draw:line>
          <draw:line draw:style-name="gr3" draw:text-style-name="P2" draw:layer="layout" svg:x1="16.8cm" svg:y1="9.343cm" svg:x2="16.8cm" svg:y2="9.365cm">
            <text:p/>
          </draw:line>
          <draw:line draw:style-name="gr3" draw:text-style-name="P2" draw:layer="layout" svg:x1="16.8cm" svg:y1="9.403cm" svg:x2="16.8cm" svg:y2="9.603cm">
            <text:p/>
          </draw:line>
          <draw:line draw:style-name="gr3" draw:text-style-name="P2" draw:layer="layout" svg:x1="16.8cm" svg:y1="9.643cm" svg:x2="16.8cm" svg:y2="9.665cm">
            <text:p/>
          </draw:line>
          <draw:line draw:style-name="gr3" draw:text-style-name="P2" draw:layer="layout" svg:x1="16.8cm" svg:y1="9.703cm" svg:x2="16.8cm" svg:y2="9.903cm">
            <text:p/>
          </draw:line>
          <draw:line draw:style-name="gr3" draw:text-style-name="P2" draw:layer="layout" svg:x1="16.8cm" svg:y1="9.943cm" svg:x2="16.8cm" svg:y2="9.96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21T14:10:34.652000000</dc:date>
    <meta:editing-duration>PT10H11M6S</meta:editing-duration>
    <meta:editing-cycles>32</meta:editing-cycles>
    <meta:generator>LibreOffice/24.8.4.2$Windows_X86_64 LibreOffice_project/bb3cfa12c7b1bf994ecc5649a80400d06cd71002</meta:generator>
    <meta:print-date>2012-01-01T18:21:47.65</meta:print-date>
    <meta:document-statistic meta:object-count="507"/>
  </office:meta>
</office:document-meta>
</file>